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3937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92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2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9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9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0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1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3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7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24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2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74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51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8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1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7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8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9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3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0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33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39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4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4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48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595" style:family="table-cell" style:parent-style-name="Default">
      <style:text-properties style:font-name="Avenir1" fo:font-style="normal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3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4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4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4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0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5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07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8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0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9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0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0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209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24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2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2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246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3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3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4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41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1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79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63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44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7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66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666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8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9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2.24pt solid #000000" style:vertical-align="middle"/>
      <style:paragraph-properties fo:text-align="center"/>
      <style:text-properties fo:color="#ffffff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9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69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568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9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0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0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07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77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7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2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3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9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70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71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7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2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25" style:family="table-cell" style:parent-style-name="Default">
      <style:table-cell-properties style:vertical-align="middle"/>
      <style:text-properties style:font-name="Avenir1"/>
    </style:style>
    <style:style style:name="ce2026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27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0" style:family="table-cell" style:parent-style-name="Default">
      <style:table-cell-properties style:vertical-align="middle"/>
      <style:text-properties style:font-name="Avenir6"/>
    </style:style>
    <style:style style:name="ce20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03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4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4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4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0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05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40" style:family="table-cell" style:parent-style-name="Default">
      <style:table-cell-properties fo:background-color="transparent" style:vertical-align="middle"/>
      <style:text-properties style:font-name="Avenir1"/>
    </style:style>
    <style:style style:name="ce1741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53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54" style:family="table-cell" style:parent-style-name="Default">
      <style:table-cell-properties style:vertical-align="middle"/>
      <style:text-properties style:use-window-font-color="true" style:font-name="Avenir1"/>
    </style:style>
    <style:style style:name="ce20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6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5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2" style:family="table-cell" style:parent-style-name="Default">
      <style:text-properties fo:font-size="8pt" style:font-size-asian="8pt" style:font-size-complex="8pt"/>
    </style:style>
    <style:style style:name="ce20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4" style:family="table-cell" style:parent-style-name="Default">
      <style:table-cell-properties fo:wrap-option="no-wrap" style:vertical-align="middle"/>
    </style:style>
    <style:style style:name="ce2095" style:family="table-cell" style:parent-style-name="Default">
      <style:table-cell-properties fo:wrap-option="wrap" style:vertical-align="middle"/>
    </style:style>
    <style:style style:name="ce2096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097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098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09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00" style:family="table-cell" style:parent-style-name="Default" style:data-style-name="N100">
      <style:text-properties style:font-name="Avenir2" fo:font-weight="bold"/>
    </style:style>
    <style:style style:name="ce2123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24" style:family="table-cell" style:parent-style-name="Default" style:data-style-name="N100">
      <style:text-properties style:font-name="Avenir2" fo:font-weight="normal"/>
    </style:style>
    <style:style style:name="ce2125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26" style:family="table-cell" style:parent-style-name="Default" style:data-style-name="N100">
      <style:text-properties fo:color="#ff0000" style:font-name="Avenir2" fo:font-weight="bold"/>
    </style:style>
    <style:style style:name="ce2127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28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29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92" style:family="table-cell" style:parent-style-name="Default">
      <style:table-cell-properties fo:border="0.06pt solid #000000" style:vertical-align="middle"/>
      <style:text-properties style:font-name="Avenir1"/>
    </style:style>
    <style:style style:name="ce18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5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98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0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8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4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4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stop" table:title="Nincs ilyen fortély." table:display="true">
            <text:p>Ne írj be ide semmit,</text:p>
            <text:p>csak a legördülő listából válassz!</text:p>
          </table:error-message>
        </table:content-validation>
        <table:content-validation table:name="val75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7" table:condition="of:cell-content-is-in-list(nyelvek)" table:allow-empty-cell="true" table:display-list="unsorted" table:base-cell-address="Speciális.A54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4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5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0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1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2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7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88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9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0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1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6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7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8" table:base-cell-address="Misztikus.P16">
          <table:help-message table:title="Biztos Aura érték" table:display="true">
            <text:p>Biztos Aura <text:s/>= Aura Alap +</text:p>
            <text:p><text:s text:c="24"/>(Önuralom+Aura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olnak rád, akkor nem is dobhatsz</text:p>
            <text:p>(Önuralom+Aurafejlesztés) próbát az aktuálisan</text:p>
            <text:p>használt Aura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92"/>
        <table:table-column table:style-name="co2" table:default-cell-style-name="ce392"/>
        <table:table-column table:style-name="co3" table:default-cell-style-name="ce392"/>
        <table:table-column table:style-name="co4" table:default-cell-style-name="ce392"/>
        <table:table-column table:style-name="co5" table:default-cell-style-name="ce392"/>
        <table:table-column table:style-name="co6" table:default-cell-style-name="ce392"/>
        <table:table-column table:style-name="co7" table:default-cell-style-name="ce392"/>
        <table:table-column table:style-name="co8" table:number-columns-repeated="2" table:default-cell-style-name="ce392"/>
        <table:table-column table:style-name="co9" table:default-cell-style-name="ce392"/>
        <table:table-column table:style-name="co10" table:default-cell-style-name="ce392"/>
        <table:table-column table:style-name="co11" table:default-cell-style-name="ce392"/>
        <table:table-column table:style-name="co12" table:default-cell-style-name="ce392"/>
        <table:table-column table:style-name="co13" table:default-cell-style-name="ce392"/>
        <table:table-column table:style-name="co14" table:default-cell-style-name="ce39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7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5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2"/>
          <table:table-cell table:style-name="ce87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5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5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5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L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5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48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5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3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3" table:content-validation-name="val42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5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42"/>
          <table:covered-table-cell table:style-name="Default"/>
          <table:table-cell table:style-name="ce24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50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255" table:content-validation-name="val55"/>
          <table:covered-table-cell table:style-name="ce312"/>
          <table:table-cell table:style-name="ce635" office:value-type="string" calcext:value-type="string">
            <text:p>Harcmodor képzettségek</text:p>
          </table:table-cell>
          <table:table-cell table:style-name="ce635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01" table:content-validation-name="val71" office:value-type="string" calcext:value-type="string">
            <text:p>Misztikus képzettségek</text:p>
          </table:table-cell>
          <table:table-cell table:style-name="ce63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5" table:content-validation-name="val71" office:value-type="string" calcext:value-type="string">
            <text:p>Primer világi képzettség</text:p>
          </table:table-cell>
          <table:table-cell table:style-name="ce635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Harci Fortélyok</text:p>
          </table:table-cell>
          <table:table-cell table:style-name="ce635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2" table:content-validation-name="val22"/>
          <table:table-cell table:style-name="ce138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3" table:content-validation-name="val7"/>
          <table:covered-table-cell table:style-name="Default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5" office:value-type="string" calcext:value-type="string">
            <text:p>Misztikus fortélyok</text:p>
          </table:table-cell>
          <table:table-cell table:style-name="ce63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256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61]" office:value-type="float" office:value="3" calcext:value-type="float">
            <text:p>3</text:p>
          </table:table-cell>
          <table:table-cell table:style-name="ce280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56]" office:value-type="float" office:value="4" calcext:value-type="float">
            <text:p>4</text:p>
          </table:table-cell>
          <table:table-cell table:style-name="ce280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1" table:content-validation-name="val32"/>
          <table:table-cell table:style-name="ce343"/>
          <table:table-cell table:style-name="ce368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54]" office:value-type="float" office:value="3" calcext:value-type="float">
            <text:p>3</text:p>
          </table:table-cell>
          <table:table-cell table:style-name="ce280" table:content-validation-name="val58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1" table:content-validation-name="val33"/>
          <table:table-cell table:style-name="ce343"/>
          <table:table-cell table:style-name="ce368" table:content-validation-name="val7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9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55]" office:value-type="float" office:value="2" calcext:value-type="float">
            <text:p>2</text:p>
          </table:table-cell>
          <table:table-cell table:style-name="ce280" table:content-validation-name="val59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1" table:content-validation-name="val34"/>
          <table:table-cell table:style-name="ce343"/>
          <table:table-cell table:style-name="ce368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60]" office:value-type="float" office:value="2" calcext:value-type="float">
            <text:p>2</text:p>
          </table:table-cell>
          <table:table-cell table:style-name="ce280" table:content-validation-name="val60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1" table:content-validation-name="val35"/>
          <table:table-cell table:style-name="ce343"/>
          <table:table-cell table:style-name="ce368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57]" office:value-type="float" office:value="3" calcext:value-type="float">
            <text:p>3</text:p>
          </table:table-cell>
          <table:table-cell table:style-name="ce280" table:content-validation-name="val61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7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58]" office:value-type="float" office:value="1" calcext:value-type="float">
            <text:p>1</text:p>
          </table:table-cell>
          <table:table-cell table:style-name="ce280" table:content-validation-name="val62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1"/>
          <table:table-cell table:style-name="ce343"/>
          <table:table-cell table:style-name="ce368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39]) ;&quot;&quot;;VLOOKUP([.$G39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9" table:content-validation-name="val9"/>
          <table:table-cell table:style-name="ce9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2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42]" office:value-type="float" office:value="1" calcext:value-type="float">
            <text:p>1</text:p>
          </table:table-cell>
          <table:table-cell table:style-name="ce268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 table:content-validation-name="val72"/>
          <table:table-cell table:style-name="Default" table:content-validation-name="val72" table:number-columns-repeated="2"/>
          <table: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1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59" table:content-validation-name="val10" table:number-columns-spanned="2" table:number-rows-spanned="1"/>
          <table:covered-table-cell table:style-name="ce59" table:content-validation-name="val10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69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4" table:content-validation-name="val10" table:number-columns-spanned="2" table:number-rows-spanned="1"/>
          <table:covered-table-cell table:style-name="ce64" table:content-validation-name="val10"/>
          <table:table-cell table:style-name="ce110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8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8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77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9" table:content-validation-name="val87" office:value-type="string" calcext:value-type="string" table:number-columns-spanned="2" table:number-rows-spanned="1">
            <text:p>Ember</text:p>
          </table:table-cell>
          <table:covered-table-cell table:style-name="ce499" table:content-validation-name="val87"/>
          <table:table-cell table:style-name="ce446" table:content-validation-name="val91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50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8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16"/>
          <table:table-cell table:style-name="ce46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content-validation-name="val88" table:number-columns-spanned="3" table:number-rows-spanned="1"/>
          <table:covered-table-cell table:style-name="ce500" table:content-validation-name="val88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Default"/>
        </table:table-row>
        <table:table-row table:style-name="ro2">
          <table:table-cell table:style-name="ce387" table:content-validation-name="val74" table:number-columns-spanned="3" table:number-rows-spanned="1"/>
          <table:covered-table-cell table:number-columns-repeated="2" table:style-name="ce417" table:content-validation-name="val74"/>
          <table:table-cell table:style-name="ce411" table:content-validation-name="val79"/>
          <table:table-cell table:style-name="ce384" table:content-validation-name="val8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3"/>
          <table:table-cell table:style-name="ce500" table:number-columns-spanned="3" table:number-rows-spanned="1"/>
          <table:covered-table-cell table:style-name="ce500"/>
          <table:covered-table-cell table:style-name="ce484"/>
          <table:table-cell table:style-name="ce490" table:content-validation-name="val92" office:value-type="string" calcext:value-type="string">
            <text:p>SzF KP</text:p>
          </table:table-cell>
        </table:table-row>
        <table:table-row table:style-name="ro2">
          <table:table-cell table:style-name="ce393" table:content-validation-name="val74" table:number-columns-spanned="3" table:number-rows-spanned="1"/>
          <table:covered-table-cell table:number-columns-repeated="2" table:style-name="ce418" table:content-validation-name="val74"/>
          <table:table-cell table:style-name="ce374" table:content-validation-name="val80"/>
          <table:table-cell table:style-name="ce385" table:content-validation-name="val8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3"/>
          <table:table-cell table:style-name="ce501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92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8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16"/>
          <table:table-cell table:style-name="ce376" table:content-validation-name="val81" table:formula="of:=ROUNDUP([$Alapértékek.D8]/2)-COUNTA([.A25:.C34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6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98" table:content-validation-name="val75" table:number-columns-spanned="4" table:number-rows-spanned="1"/>
          <table:covered-table-cell table:style-name="ce422" table:content-validation-name="val75"/>
          <table:covered-table-cell table:style-name="ce398" table:content-validation-name="val75"/>
          <table:covered-table-cell table:style-name="ce411" table:content-validation-name="val75"/>
          <table:table-cell table:style-name="ce417" table:number-columns-spanned="2" table:number-rows-spanned="1"/>
          <table:covered-table-cell table:style-name="ce66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377" table:number-columns-spanned="5" table:number-rows-spanned="1"/>
          <table:covered-table-cell table:number-columns-repeated="4" table:style-name="ce209"/>
          <table:table-cell table:style-name="ce209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1">
          <table:table-cell table:style-name="ce38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16" table:content-validation-name="val5"/>
          <table:table-cell table:style-name="ce378" table:content-validation-name="val82" table:formula="of:=ROUNDUP([$Alapértékek.D8]/2)-COUNTA([.A38:.A48])" office:value-type="float" office:value="3" calcext:value-type="float">
            <text:p>3</text:p>
          </table:table-cell>
          <table:table-cell table:style-name="ce46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3" table:content-validation-name="val89" table:number-columns-spanned="2" table:number-rows-spanned="1"/>
          <table:covered-table-cell table:style-name="ce503" table:content-validation-name="val89"/>
          <table:table-cell table:style-name="ce500"/>
          <table:table-cell table:style-name="Default"/>
        </table:table-row>
        <table:table-row table:style-name="ro2">
          <table:table-cell table:style-name="ce401" table:content-validation-name="val7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6"/>
          <table:covered-table-cell table:style-name="ce484"/>
          <table:table-cell table:style-name="Default"/>
        </table:table-row>
        <table:table-row table:style-name="ro7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38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0" table:number-columns-spanned="2" table:number-rows-spanned="1"/>
          <table:covered-table-cell table:style-name="ce503" table:content-validation-name="val90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0" table:number-columns-spanned="2" table:number-rows-spanned="1"/>
          <table:covered-table-cell table:style-name="ce503" table:content-validation-name="val90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0" table:number-columns-spanned="2" table:number-rows-spanned="1"/>
          <table:covered-table-cell table:style-name="ce503" table:content-validation-name="val90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0" table:number-columns-spanned="2" table:number-rows-spanned="1"/>
          <table:covered-table-cell table:style-name="ce503" table:content-validation-name="val90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0" table:number-columns-spanned="2" table:number-rows-spanned="1"/>
          <table:covered-table-cell table:style-name="ce503" table:content-validation-name="val90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0" table:number-columns-spanned="2" table:number-rows-spanned="1"/>
          <table:covered-table-cell table:style-name="ce503" table:content-validation-name="val90"/>
          <table:table-cell table:style-name="ce500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1" table:content-validation-name="val5"/>
          <table:table-cell table:style-name="ce417" table:number-columns-spanned="2" table:number-rows-spanned="1"/>
          <table:covered-table-cell table:style-name="ce669"/>
          <table:table-cell table:style-name="ce503" table:content-validation-name="val90" table:number-columns-spanned="2" table:number-rows-spanned="1"/>
          <table:covered-table-cell table:style-name="ce503" table:content-validation-name="val90"/>
          <table:table-cell table:style-name="ce500"/>
          <table:table-cell table:style-name="Default"/>
        </table:table-row>
        <table:table-row table:style-name="ro2">
          <table:table-cell table:style-name="ce39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18" table:content-validation-name="val5"/>
          <table:table-cell table:style-name="ce644" table:number-columns-spanned="2" table:number-rows-spanned="1"/>
          <table:covered-table-cell table:style-name="ce670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501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07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1"/>
          <table:covered-table-cell table:style-name="ce409"/>
          <table:table-cell table:style-name="ce411" table:content-validation-name="val84" office:value-type="string" calcext:value-type="string">
            <text:p>alap</text:p>
          </table:table-cell>
          <table:table-cell table:style-name="ce496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07"/>
          <table:covered-table-cell table:style-name="ce399"/>
          <table:table-cell table:style-name="ce411" table:content-validation-name="val85" office:value-type="string" calcext:value-type="string">
            <text:p>alap</text:p>
          </table:table-cell>
          <table:table-cell table:style-name="ce496" table:content-validation-name="val8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1" table:content-validation-name="val77" table:number-columns-spanned="4" table:number-rows-spanned="1"/>
          <table:covered-table-cell table:number-columns-repeated="2" table:style-name="ce411" table:content-validation-name="val77"/>
          <table:covered-table-cell table:style-name="ce409" table:content-validation-name="val77"/>
          <table:table-cell table:style-name="ce411" table:content-validation-name="val85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595"/>
        <table:table-column table:style-name="co25" table:default-cell-style-name="ce595"/>
        <table:table-column table:style-name="co26" table:default-cell-style-name="ce595"/>
        <table:table-column table:style-name="co27" table:default-cell-style-name="ce595"/>
        <table:table-column table:style-name="co28" table:default-cell-style-name="ce595"/>
        <table:table-column table:style-name="co29" table:default-cell-style-name="ce595"/>
        <table:table-column table:style-name="co28" table:number-columns-repeated="3" table:default-cell-style-name="ce595"/>
        <table:table-column table:style-name="co30" table:default-cell-style-name="ce595"/>
        <table:table-column table:style-name="co14" table:default-cell-style-name="ce595"/>
        <table:table-column table:style-name="co31" table:default-cell-style-name="ce595"/>
        <table:table-column table:style-name="co32" table:default-cell-style-name="ce595"/>
        <table:table-column table:style-name="co33" table:default-cell-style-name="ce595"/>
        <table:table-column table:style-name="co34" table:default-cell-style-name="ce595"/>
        <table:table-column table:style-name="co35" table:default-cell-style-name="ce894"/>
        <table:table-column table:style-name="co36" table:default-cell-style-name="ce909"/>
        <table:table-column table:style-name="co37" table:default-cell-style-name="ce595"/>
        <table:table-column table:style-name="co37" table:number-columns-repeated="238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33"/>
          <table:covered-table-cell table:number-columns-repeated="5" table:style-name="ce604"/>
          <table:covered-table-cell table:number-columns-repeated="2" table:style-name="ce533"/>
          <table:table-cell table:style-name="ce53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4">
          <table:table-cell table:style-name="ce533"/>
          <table:table-cell table:style-name="ce533" table:number-columns-spanned="6" table:number-rows-spanned="1"/>
          <table:covered-table-cell table:number-columns-repeated="5" table:style-name="ce533"/>
          <table:table-cell table:style-name="ce533" table:number-columns-repeated="3"/>
          <table:table-cell table:style-name="ce951" table:number-columns-spanned="5" table:number-rows-spanned="1"/>
          <table:covered-table-cell table:number-columns-repeated="3" table:style-name="ce533"/>
          <table:covered-table-cell table:style-name="ce1168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1"/>
          <table:table-cell table:style-name="ce597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97" table:content-validation-name="val130" office:value-type="string" calcext:value-type="string">
            <text:p>Módosítók</text:p>
          </table:table-cell>
          <table:table-cell table:style-name="ce597" table:content-validation-name="val137" office:value-type="string" calcext:value-type="string">
            <text:p>Összesen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Összesen felvett HM:</text:p>
          </table:table-cell>
          <table:covered-table-cell table:style-name="ce533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533"/>
          <table:table-cell table:style-name="ce952" office:value-type="string" calcext:value-type="string">
            <text:p>Távolság (m)</text:p>
          </table:table-cell>
          <table:table-cell table:style-name="ce78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677" table:content-validation-name="val119" office:value-type="float" office:value="10" calcext:value-type="float">
            <text:p>10</text:p>
          </table:table-cell>
          <table:table-cell table:style-name="ce677" table:content-validation-name="val131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2" table:content-validation-name="val138" table:formula="of:=[.C4]+[.D4]" office:value-type="float" office:value="15" calcext:value-type="float">
            <text:p>15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HM:</text:p>
          </table:table-cell>
          <table:covered-table-cell table:style-name="ce533"/>
          <table:table-cell table:style-name="ce903" table:content-validation-name="val166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33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677" table:content-validation-name="val119" office:value-type="float" office:value="20" calcext:value-type="float">
            <text:p>20</text:p>
          </table:table-cell>
          <table:table-cell table:style-name="ce677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742" table:content-validation-name="val139" table:formula="of:=[.C5]+[.B5]+[.D5]" office:value-type="float" office:value="20" calcext:value-type="float">
            <text:p>20</text:p>
          </table:table-cell>
          <table:table-cell table:style-name="ce533" table:number-columns-repeated="5"/>
          <table:table-cell table:style-name="ce960"/>
          <table:table-cell table:style-name="ce61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677" table:content-validation-name="val119" office:value-type="float" office:value="120" calcext:value-type="float">
            <text:p>120</text:p>
          </table:table-cell>
          <table:table-cell table:style-name="ce677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742" table:content-validation-name="val140" table:formula="of:=[.C6]+[.B6]+[.D6]" office:value-type="float" office:value="120" calcext:value-type="float">
            <text:p>120</text:p>
          </table:table-cell>
          <table:table-cell table:style-name="ce53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533" table:number-columns-repeated="6"/>
          <table:table-cell table:style-name="ce705" office:value-type="string" calcext:value-type="string" table:number-columns-spanned="2" table:number-rows-spanned="1">
            <text:p>Össz felvett CM:</text:p>
          </table:table-cell>
          <table:covered-table-cell table:style-name="ce533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53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74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677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742" table:content-validation-name="val141" table:formula="of:=[.C8]+[.B8]+[.D8]" office:value-type="float" office:value="-30" calcext:value-type="float">
            <text:p>-30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Max felvehető CM:</text:p>
          </table:table-cell>
          <table:covered-table-cell table:style-name="ce533"/>
          <table:table-cell table:style-name="ce903" table:content-validation-name="val167" table:formula="of:=[Data.C22]*[Alapértékek.$D$8]" office:value-type="float" office:value="20" calcext:value-type="float">
            <text:p>20 HM</text:p>
          </table:table-cell>
          <table:table-cell table:style-name="ce53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spanned="9" table:number-rows-spanned="1"/>
          <table:covered-table-cell table:number-columns-repeated="5" table:style-name="ce604"/>
          <table:covered-table-cell table:number-columns-repeated="3" table:style-name="ce533"/>
          <table:table-cell table:style-name="ce53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77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533"/>
          <table:table-cell table:style-name="ce705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533"/>
          <table:table-cell table:style-name="ce705" office:value-type="string" calcext:value-type="string" table:number-columns-spanned="2" table:number-rows-spanned="1">
            <text:p>Átlag HM</text:p>
          </table:table-cell>
          <table:covered-table-cell table:style-name="ce533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53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9"/>
          <table:table-cell table:style-name="ce539" table:number-columns-spanned="6" table:number-rows-spanned="1"/>
          <table:covered-table-cell table:number-columns-repeated="5" table:style-name="ce539"/>
          <table:table-cell table:style-name="ce53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4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39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3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1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3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77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3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3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77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86"/>
          <table:covered-table-cell table:style-name="ce676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53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3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86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33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3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3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53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33"/>
          <table:table-cell table:number-columns-repeated="238"/>
        </table:table-row>
        <table:table-row table:style-name="ro10">
          <table:table-cell table:style-name="ce539" table:number-columns-spanned="9" table:number-rows-spanned="1"/>
          <table:covered-table-cell table:number-columns-repeated="7" table:style-name="ce539"/>
          <table:covered-table-cell table:style-name="ce915"/>
          <table:table-cell table:style-name="ce539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39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44" table:content-validation-name="val93" office:value-type="string" calcext:value-type="string">
            <text:p>Távolsági 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45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681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45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681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3"/>
          <table:covered-table-cell table:number-columns-repeated="5" table:style-name="ce580"/>
          <table:covered-table-cell table:style-name="ce613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2">
          <table:table-cell table:style-name="ce544" table:content-validation-name="val5" office:value-type="string" calcext:value-type="string">
            <text:p>Fegyver</text:p>
          </table:table-cell>
          <table:table-cell table:style-name="ce611" table:content-validation-name="val5" office:value-type="string" calcext:value-type="string">
            <text:p>Sebesség</text:p>
          </table:table-cell>
          <table:table-cell table:style-name="ce680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0"/>
          <table:table-cell table:style-name="ce539"/>
          <table:table-cell table:style-name="ce840"/>
          <table:table-cell/>
          <table:table-cell table:style-name="Default" table:number-columns-repeated="5"/>
          <table:table-cell table:style-name="ce533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4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4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1">
          <table:table-cell table:style-name="ce545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6];kezifegyverek_all;12;0);[Data.$C$32])" office:value-type="string" office:string-value="N/A" calcext:value-type="string">
            <text:p>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45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48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548" table:number-columns-spanned="2" table:number-rows-spanned="1"/>
          <table:covered-table-cell table:style-name="ce548"/>
          <table:table-cell table:style-name="ce969"/>
          <table:table-cell table:style-name="Default" table:number-columns-repeated="3"/>
          <table:table-cell/>
          <table:table-cell table:style-name="ce604" table:number-columns-repeated="2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4"/>
          <table:covered-table-cell/>
          <table:covered-table-cell table:style-name="ce533"/>
          <table:covered-table-cell table:style-name="ce794"/>
          <table:table-cell table:style-name="ce533"/>
          <table:table-cell table:style-name="Default" table:number-columns-repeated="3"/>
          <table:table-cell table:style-name="ce533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3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3" table:content-validation-name="val108"/>
          <table:table-cell table:style-name="ce61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33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847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33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33"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5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Default" table:number-columns-repeated="8"/>
          <table:table-cell table:style-name="ce533"/>
          <table:table-cell table:number-columns-repeated="238"/>
        </table:table-row>
        <table:table-row table:style-name="ro11">
          <table:table-cell table:style-name="ce563" table:content-validation-name="val99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703" table:content-validation-name="val127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5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5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6]" office:value-type="string" office:string-value="N/A" calcext:value-type="string">
            <text:p>N/A</text:p>
          </table:table-cell>
          <table:table-cell table:style-name="ce847" table:number-columns-spanned="2" table:number-rows-spanned="1"/>
          <table:covered-table-cell table:style-name="ce977"/>
          <table:table-cell table:style-name="ce533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33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11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33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3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47"/>
          <table:table-cell table:style-name="ce533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533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3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1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1" table:content-validation-name="val145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39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39"/>
          <table:table-cell table:style-name="ce753" table:content-validation-name="val126" office:value-type="string" calcext:value-type="string">
            <text:p>Tám/kör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</text:p>
          </table:table-cell>
          <table:table-cell table:style-name="ce75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3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2" table:content-validation-name="val100" office:value-type="string" calcext:value-type="string">
            <text:p><text:s text:c="3"/>Elsődleges fegyver</text:p>
          </table:table-cell>
          <table:table-cell table:style-name="ce634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2" table:content-validation-name="val100" office:value-type="string" calcext:value-type="string">
            <text:p><text:s text:c="3"/>Másodlagos fegyver</text:p>
          </table:table-cell>
          <table:table-cell table:style-name="ce634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0" table:number-columns-repeated="2"/>
          <table:table-cell table:style-name="ce633"/>
          <table:table-cell table:style-name="ce610"/>
          <table:table-cell table:style-name="ce633" table:number-columns-repeated="3"/>
          <table:table-cell table:style-name="ce958"/>
          <table:table-cell table:style-name="ce539"/>
          <table:table-cell/>
          <table:table-cell table:style-name="ce861" table:content-validation-name="val181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8];kezifegyverek_all;8;0))=1);(VLOOKUP([.$B58];kezifegyverek_all;8;0)))" office:value-type="float" office:value="0" calcext:value-type="float">
            <text:p>0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33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1"/>
          <table:table-cell table:style-name="ce701"/>
          <table:table-cell table:style-name="ce757" office:value-type="string" calcext:value-type="string">
            <text:p>Harckeret</text:p>
          </table:table-cell>
          <table:table-cell table:style-name="ce755" table:content-validation-name="val151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57"/>
          <table:table-cell table:style-name="ce1029" table:content-validation-name="val151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33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3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39" table:number-columns-spanned="2" table:number-rows-spanned="1"/>
          <table:covered-table-cell table:style-name="ce63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100" office:value-type="string" calcext:value-type="string">
            <text:p>KÉ</text:p>
          </table:table-cell>
          <table:table-cell table:style-name="ce1119" office:value-type="string" calcext:value-type="string">
            <text:p>TÉ</text:p>
          </table:table-cell>
          <table:table-cell table:style-name="ce1119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53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0" table:content-validation-name="val181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19" table:content-validation-name="val181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19" table:content-validation-name="val181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9];kezifegyverek_all;8;0))=1);(VLOOKUP([.$B59];kezifegyverek_all;8;0)))" office:value-type="float" office:value="0" calcext:value-type="float">
            <text:p>0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702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33"/>
          <table:table-cell table:style-name="ce866" table:content-validation-name="val181" table:formula="of:=IF([.$B$57]&gt;0;[.L$64];[$Data.$T$17])" office:value-type="float" office:value="-10" calcext:value-type="float">
            <text:p>-10</text:p>
          </table:table-cell>
          <table:table-cell table:style-name="ce1125" table:content-validation-name="val181" table:formula="of:=IF([.$B$57]&gt;0;[.M$64];[$Data.$T$17])" office:value-type="float" office:value="-10" calcext:value-type="float">
            <text:p>-10</text:p>
          </table:table-cell>
          <table:table-cell table:style-name="ce1125" table:content-validation-name="val181" table:formula="of:=IF([.$B$57]&gt;0;[.N$64];[$Data.$T$17])" office:value-type="float" office:value="-10" calcext:value-type="float">
            <text:p>-10</text:p>
          </table:table-cell>
          <table:table-cell table:style-name="ce1125" table:content-validation-name="val181" table:formula="of:=IF([.$B$57]&gt;0;[.O$64];0)" office:value-type="float" office:value="0" calcext:value-type="float">
            <text:p>0</text:p>
          </table:table-cell>
          <table:table-cell table:style-name="ce1125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58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8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2" office:value-type="string" calcext:value-type="string">
            <text:p>Szúró</text:p>
          </table:table-cell>
          <table:table-cell table:style-name="ce702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53" table:content-validation-name="val118" table:number-columns-spanned="2" table:number-rows-spanned="1"/>
          <table:covered-table-cell table:style-name="ce653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33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6"/>
          <table:table-cell table:style-name="ce721"/>
          <table:table-cell table:style-name="ce539" table:number-columns-repeated="2"/>
          <table:table-cell table:number-columns-repeated="3"/>
          <table:table-cell table:style-name="ce539"/>
          <table:table-cell table:style-name="ce915"/>
          <table:table-cell table:style-name="ce533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33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 table:number-columns-repeated="2"/>
          <table:table-cell table:style-name="ce1056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049"/>
          <table:table-cell table:style-name="ce1101"/>
          <table:table-cell table:style-name="ce956"/>
          <table:table-cell table:style-name="ce1057"/>
          <table:table-cell table:style-name="ce533" table:number-columns-repeated="2"/>
          <table:table-cell table:style-name="Default" table:number-columns-repeated="3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5"/>
          <table:table-cell table:style-name="ce1217"/>
          <table:table-cell table:style-name="ce1252"/>
          <table:table-cell table:style-name="ce1301"/>
          <table:table-cell table:style-name="ce533" table:number-columns-repeated="3"/>
          <table:table-cell table:style-name="Default" table:number-columns-repeated="2"/>
          <table:table-cell table:style-name="ce53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6"/>
          <table:table-cell table:style-name="ce1218"/>
          <table:table-cell table:style-name="ce1253"/>
          <table:table-cell table:style-name="ce1302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33"/>
          <table:table-cell table:style-name="ce1187"/>
          <table:table-cell table:style-name="ce1219"/>
          <table:table-cell table:style-name="ce1254"/>
          <table:table-cell table:style-name="ce1303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33"/>
          <table:table-cell table:style-name="ce1191" table:content-validation-name="val152" office:value-type="string" calcext:value-type="string">
            <text:p>-</text:p>
          </table:table-cell>
          <table:table-cell table:style-name="ce1221" table:content-validation-name="val163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4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2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33" table:number-columns-repeated="6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5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33" table:number-columns-repeated="11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4"/>
          <table:table-cell table:style-name="ce382"/>
          <table:table-cell table:style-name="ce533" table:number-columns-repeated="10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65462">
          <table:table-cell table:style-name="ce533" table:number-columns-repeated="15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>
          <table:table-cell table:style-name="ce533" table:number-columns-repeated="9"/>
          <table:table-cell table:number-columns-repeated="3"/>
          <table:table-cell table:style-name="ce533" table:number-columns-repeated="3"/>
          <table:table-cell table:style-name="ce604"/>
          <table:table-cell table:style-name="ce633"/>
          <table:table-cell table:style-name="ce533"/>
          <table:table-cell table:number-columns-repeated="238"/>
        </table:table-row>
        <table:table-row table:style-name="ro2" table:number-rows-repeated="8">
          <table:table-cell table:style-name="ce533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33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279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5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639" office:value-type="string" calcext:value-type="string" table:number-columns-spanned="4" table:number-rows-spanned="2">
            <text:p>Aurafejlesztés képzettség</text:p>
          </table:table-cell>
          <table:covered-table-cell table:number-columns-repeated="3" table:style-name="ce278"/>
          <table:table-cell table:style-name="ce1656" table:content-validation-name="val193" office:value-type="float" office:value="0" calcext:value-type="float" table:number-columns-spanned="1" table:number-rows-spanned="2">
            <text:p>0</text:p>
          </table:table-cell>
          <table:table-cell table:style-name="ce1662" table:content-validation-name="val106" table:formula="of:=IF([.$L2]&gt;0;VLOOKUP([.$L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5" table:formula="of:=[.$L$2]+[$Alapértékek.$C$24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6" office:value-type="string" calcext:value-type="string">
            <text:p>Af Próba Nehézség</text:p>
          </table:table-cell>
          <table:table-cell table:style-name="ce1697" table:content-validation-name="val196" office:value-type="string" calcext:value-type="string">
            <text:p>AURA</text:p>
          </table:table-cell>
          <table:table-cell table:number-columns-repeated="240"/>
        </table:table-row>
        <table:table-row table:style-name="ro1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3" calcext:value-type="float">
            <text:p>3 →</text:p>
          </table:table-cell>
          <table:table-cell table:style-name="ce1698" table:content-validation-name="val197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6">
          <table:table-cell table:style-name="ce1075" table:number-columns-spanned="6" table:number-rows-spanned="1"/>
          <table:covered-table-cell table:number-columns-repeated="2" table:style-name="ce1031"/>
          <table:covered-table-cell table:style-name="ce1245"/>
          <table:covered-table-cell table:style-name="ce1147" table:content-validation-name="val106"/>
          <table:covered-table-cell table:style-name="ce1245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6" calcext:value-type="float">
            <text:p>6 →</text:p>
          </table:table-cell>
          <table:table-cell table:style-name="ce1698" table:content-validation-name="val197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46"/>
          <table:covered-table-cell table:style-name="ce1148" table:content-validation-name="val106"/>
          <table:covered-table-cell table:style-name="ce1246" table:content-validation-name="val106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46"/>
          <table:covered-table-cell table:style-name="ce1148" table:content-validation-name="val106"/>
          <table:covered-table-cell table:style-name="ce1246" table:content-validation-name="val106"/>
          <table:table-cell/>
          <table:table-cell table:style-name="ce1692" table:content-validation-name="val197" office:value-type="float" office:value="9" calcext:value-type="float">
            <text:p>9 →</text:p>
          </table:table-cell>
          <table:table-cell table:style-name="ce1698" table:content-validation-name="val197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6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7" office:value-type="float" office:value="12" calcext:value-type="float">
            <text:p>12 →</text:p>
          </table:table-cell>
          <table:table-cell table:style-name="ce1698" table:content-validation-name="val197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7" table:content-validation-name="val189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92"/>
          <table:table-cell table:style-name="ce1474" table:content-validation-name="val194" office:value-type="float" office:value="0" calcext:value-type="float">
            <text:p>0</text:p>
          </table:table-cell>
          <table:table-cell table:style-name="ce1484" table:content-validation-name="val106" table:formula="of:=IF([.$L8]&gt;0;VLOOKUP([.$L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7" office:value-type="float" office:value="15" calcext:value-type="float">
            <text:p>15 →</text:p>
          </table:table-cell>
          <table:table-cell table:style-name="ce1698" table:content-validation-name="val197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6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224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7" office:value-type="float" office:value="18" calcext:value-type="float">
            <text:p>18 →</text:p>
          </table:table-cell>
          <table:table-cell table:style-name="ce1698" table:content-validation-name="val197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6">
          <table:table-cell table:style-name="ce1199" table:content-validation-name="val182" table:number-columns-spanned="4" table:number-rows-spanned="1"/>
          <table:covered-table-cell table:style-name="ce1224" table:content-validation-name="val187"/>
          <table:covered-table-cell table:style-name="ce57" table:content-validation-name="val187"/>
          <table:covered-table-cell table:style-name="ce203" table:content-validation-name="val187"/>
          <table:table-cell table:style-name="ce139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7" office:value-type="float" office:value="21" calcext:value-type="float">
            <text:p>21 →</text:p>
          </table:table-cell>
          <table:table-cell table:style-name="ce1698" table:content-validation-name="val197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6">
          <table:table-cell table:style-name="ce1200" table:content-validation-name="val183" table:number-columns-spanned="4" table:number-rows-spanned="1"/>
          <table:covered-table-cell table:style-name="ce1225" table:content-validation-name="val187"/>
          <table:covered-table-cell table:style-name="ce1232" table:content-validation-name="val187"/>
          <table:covered-table-cell table:style-name="ce235" table:content-validation-name="val187"/>
          <table:table-cell table:style-name="ce1398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224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7" office:value-type="float" office:value="24" calcext:value-type="float">
            <text:p>24 →</text:p>
          </table:table-cell>
          <table:table-cell table:style-name="ce1698" table:content-validation-name="val197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6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0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1"/>
          <table:table-cell table:style-name="ce1466" table:content-validation-name="val191" table:formula="of:=[$Data.$C$30]" office:value-type="float" office:value="3" calcext:value-type="float">
            <text:p>3</text:p>
          </table:table-cell>
          <table:table-cell table:style-name="ce1476" table:content-validation-name="val190"/>
          <table:table-cell table:style-name="ce1487" table:content-validation-name="val106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27" calcext:value-type="float">
            <text:p>27 →</text:p>
          </table:table-cell>
          <table:table-cell table:style-name="ce1698" table:content-validation-name="val197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7" office:value-type="float" office:value="30" calcext:value-type="float">
            <text:p>30 →</text:p>
          </table:table-cell>
          <table:table-cell table:style-name="ce1698" table:content-validation-name="val197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224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5]*[$Data.$C$12]" office:value-type="float" office:value="0" calcext:value-type="float">
            <text:p>0</text:p>
          </table:table-cell>
          <table:table-cell table:style-name="Default"/>
          <table:table-cell table:style-name="ce1495" office:value-type="string" calcext:value-type="string">
            <text:p>Biztos Aura</text:p>
          </table:table-cell>
          <table:table-cell table:style-name="ce1699" table:content-validation-name="val198" table:formula="of:=IFNA(VLOOKUP(([.$O$2]+1); auraero; 2; 1); 0)" office:value-type="float" office:value="0" calcext:value-type="float">
            <text:p>0</text:p>
          </table:table-cell>
          <table:table-cell table:style-name="ce209"/>
          <table:table-cell table:number-columns-repeated="2"/>
          <table:table-cell table:style-name="ce209"/>
          <table:table-cell table:number-columns-repeated="236"/>
        </table:table-row>
        <table:table-row table:style-name="ro16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4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77"/>
          <table:table-cell table:style-name="ce1487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4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79"/>
          <table:table-cell table:style-name="ce1488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6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6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199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224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0]) ;&quot;&quot;;VLOOKUP([.$A30];fortelyok_varazslasi_modszerek_full;2;0))">
            <text:p/>
          </table:table-cell>
          <table:table-cell table:style-name="ce1412"/>
          <table:table-cell table:style-name="ce1432" table:content-validation-name="val106" table:formula="of:=[.$E30]*[$Data.$C$12]" office:value-type="float" office:value="0" calcext:value-type="float">
            <text:p>0</text:p>
          </table:table-cell>
          <table:table-cell/>
          <table:table-cell table:style-name="ce1199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224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1]) ;&quot;&quot;;VLOOKUP([.$A31];fortelyok_varazslasi_modszerek_full;2;0))">
            <text:p/>
          </table:table-cell>
          <table:table-cell table:style-name="ce1412"/>
          <table:table-cell table:style-name="ce318" table:content-validation-name="val106" table:formula="of:=[.$E31]*[$Data.$C$12]" office:value-type="float" office:value="0" calcext:value-type="float">
            <text:p>0</text:p>
          </table:table-cell>
          <table:table-cell/>
          <table:table-cell table:style-name="ce1199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224"/>
          <table:covered-table-cell table:style-name="ce57" table:content-validation-name="val8"/>
          <table:covered-table-cell table:style-name="ce203" table:content-validation-name="val8"/>
          <table:table-cell table:style-name="ce1402" table:content-validation-name="val24" office:value-type="float" office:value="0" calcext:value-type="float">
            <text:p>0</text:p>
          </table:table-cell>
          <table:table-cell table:style-name="ce1427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2]) ;&quot;&quot;;VLOOKUP([.$A32];fortelyok_varazslasi_modszerek_full;2;0))">
            <text:p/>
          </table:table-cell>
          <table:table-cell table:style-name="ce1412"/>
          <table:table-cell table:style-name="ce318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20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225"/>
          <table:covered-table-cell table:style-name="ce1232" table:content-validation-name="val8"/>
          <table:covered-table-cell table:style-name="ce235" table:content-validation-name="val8"/>
          <table:table-cell table:style-name="ce1411" table:content-validation-name="val24" office:value-type="float" office:value="0" calcext:value-type="float">
            <text:p>0</text:p>
          </table:table-cell>
          <table:table-cell table:style-name="ce313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3]) ;&quot;&quot;;VLOOKUP([.$A33];fortelyok_varazslasi_modszerek_full;2;0))">
            <text:p/>
          </table:table-cell>
          <table:table-cell table:style-name="ce1412"/>
          <table:table-cell table:style-name="ce318" table:content-validation-name="val106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5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4]) ;&quot;&quot;;VLOOKUP([.$A34];fortelyok_varazslasi_modszerek_full;2;0))">
            <text:p/>
          </table:table-cell>
          <table:table-cell table:style-name="ce1412"/>
          <table:table-cell table:style-name="ce318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07" table:content-validation-name="val185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35]) ;&quot;&quot;;VLOOKUP([.$A35];fortelyok_varazslasi_modszerek_full;2;0))">
            <text:p/>
          </table:table-cell>
          <table:table-cell table:style-name="ce1416"/>
          <table:table-cell table:style-name="ce1433" table:content-validation-name="val106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39]) ;&quot;&quot;;VLOOKUP([.$A39];fortelyok_misztikus_full;2;0))">
            <text:p/>
          </table:table-cell>
          <table:table-cell table:style-name="ce1417" table:content-validation-name="val5"/>
          <table:table-cell table:style-name="ce1432" table:content-validation-name="val106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0]) ;&quot;&quot;;VLOOKUP([.$A40];fortelyok_misztikus_full;2;0))">
            <text:p/>
          </table:table-cell>
          <table:table-cell table:style-name="ce1412"/>
          <table:table-cell table:style-name="ce318" table:content-validation-name="val106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1]) ;&quot;&quot;;VLOOKUP([.$A41];fortelyok_misztikus_full;2;0))">
            <text:p/>
          </table:table-cell>
          <table:table-cell table:style-name="ce1412"/>
          <table:table-cell table:style-name="ce318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2]) ;&quot;&quot;;VLOOKUP([.$A42];fortelyok_misztikus_full;2;0))">
            <text:p/>
          </table:table-cell>
          <table:table-cell table:style-name="ce1412"/>
          <table:table-cell table:style-name="ce318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3]) ;&quot;&quot;;VLOOKUP([.$A43];fortelyok_misztikus_full;2;0))">
            <text:p/>
          </table:table-cell>
          <table:table-cell table:style-name="ce1412"/>
          <table:table-cell table:style-name="ce318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4]) ;&quot;&quot;;VLOOKUP([.$A44];fortelyok_misztikus_full;2;0))">
            <text:p/>
          </table:table-cell>
          <table:table-cell table:style-name="ce1412"/>
          <table:table-cell table:style-name="ce318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5]) ;&quot;&quot;;VLOOKUP([.$A45];fortelyok_misztikus_full;2;0))">
            <text:p/>
          </table:table-cell>
          <table:table-cell table:style-name="ce1412"/>
          <table:table-cell table:style-name="ce318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6]) ;&quot;&quot;;VLOOKUP([.$A46];fortelyok_misztikus_full;2;0))">
            <text:p/>
          </table:table-cell>
          <table:table-cell table:style-name="ce1412"/>
          <table:table-cell table:style-name="ce318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7]) ;&quot;&quot;;VLOOKUP([.$A47];fortelyok_misztikus_full;2;0))">
            <text:p/>
          </table:table-cell>
          <table:table-cell table:style-name="ce1412"/>
          <table:table-cell table:style-name="ce318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8]) ;&quot;&quot;;VLOOKUP([.$A48];fortelyok_misztikus_full;2;0))">
            <text:p/>
          </table:table-cell>
          <table:table-cell table:style-name="ce1412"/>
          <table:table-cell table:style-name="ce318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49]) ;&quot;&quot;;VLOOKUP([.$A49];fortelyok_misztikus_full;2;0))">
            <text:p/>
          </table:table-cell>
          <table:table-cell table:style-name="ce1412"/>
          <table:table-cell table:style-name="ce318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0]) ;&quot;&quot;;VLOOKUP([.$A50];fortelyok_misztikus_full;2;0))">
            <text:p/>
          </table:table-cell>
          <table:table-cell table:style-name="ce1412"/>
          <table:table-cell table:style-name="ce318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1]) ;&quot;&quot;;VLOOKUP([.$A51];fortelyok_misztikus_full;2;0))">
            <text:p/>
          </table:table-cell>
          <table:table-cell table:style-name="ce1412"/>
          <table:table-cell table:style-name="ce318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2]) ;&quot;&quot;;VLOOKUP([.$A52];fortelyok_misztikus_full;2;0))">
            <text:p/>
          </table:table-cell>
          <table:table-cell table:style-name="ce1412"/>
          <table:table-cell table:style-name="ce318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3]) ;&quot;&quot;;VLOOKUP([.$A53];fortelyok_misztikus_full;2;0))">
            <text:p/>
          </table:table-cell>
          <table:table-cell table:style-name="ce1412"/>
          <table:table-cell table:style-name="ce318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6" table:number-columns-spanned="3" table:number-rows-spanned="1"/>
          <table:covered-table-cell table:number-columns-repeated="2" table:style-name="ce1367"/>
          <table:table-cell table:style-name="ce1376" table:content-validation-name="val188" table:formula="of:=IF(ISBLANK([.$A54]) ;&quot;&quot;;VLOOKUP([.$A54];fortelyok_misztikus_full;2;0))">
            <text:p/>
          </table:table-cell>
          <table:table-cell table:style-name="ce1412"/>
          <table:table-cell table:style-name="ce318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07" table:content-validation-name="val186" table:number-columns-spanned="3" table:number-rows-spanned="1"/>
          <table:covered-table-cell table:number-columns-repeated="2" table:style-name="ce1368"/>
          <table:table-cell table:style-name="ce1379" table:content-validation-name="val188" table:formula="of:=IF(ISBLANK([.$A55]) ;&quot;&quot;;VLOOKUP([.$A55];fortelyok_misztikus_full;2;0))">
            <text:p/>
          </table:table-cell>
          <table:table-cell table:style-name="ce1416"/>
          <table:table-cell table:style-name="ce1433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09" table:content-validation-name="val5" table:number-columns-spanned="13" table:number-rows-spanned="1"/>
          <table:covered-table-cell table:number-columns-repeated="5" table:style-name="ce1209" table:content-validation-name="val5"/>
          <table:covered-table-cell table:style-name="ce1438" table:content-validation-name="val5"/>
          <table:covered-table-cell table:number-columns-repeated="5" table:style-name="ce12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L8:Misztikus.L8 Misztikus.L2:Misztikus.L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</calcext:conditional-formats>
      </table:table>
      <table:table table:name="Fegyverek" table:style-name="ta5" table:print="false">
        <table:table-column table:style-name="co53" table:default-cell-style-name="ce1568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7">
          <table:table-cell table:style-name="ce169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94"/>
          <table:table-cell table:style-name="ce1708" office:value-type="string" calcext:value-type="string">
            <text:p>Fegyver</text:p>
          </table:table-cell>
          <table:table-cell table:style-name="ce1728" office:value-type="string" calcext:value-type="string">
            <text:p>Típus</text:p>
          </table:table-cell>
          <table:table-cell table:style-name="ce1708" office:value-type="string" calcext:value-type="string">
            <text:p>SP</text:p>
          </table:table-cell>
          <table:table-cell table:style-name="ce1812" office:value-type="string" calcext:value-type="string">
            <text:p>Sebzés módja</text:p>
          </table:table-cell>
          <table:table-cell table:style-name="ce1818" office:value-type="string" calcext:value-type="string">
            <text:p>Átütés</text:p>
          </table:table-cell>
          <table:table-cell table:style-name="ce1818" office:value-type="string" calcext:value-type="string">
            <text:p>Íves</text:p>
          </table:table-cell>
          <table:table-cell table:style-name="ce1831" office:value-type="string" calcext:value-type="string">
            <text:p>1,5 kezes</text:p>
          </table:table-cell>
          <table:table-cell table:style-name="ce1818" office:value-type="string" calcext:value-type="string">
            <text:p>Pengehossz</text:p>
          </table:table-cell>
          <table:table-cell table:style-name="ce1818" office:value-type="string" calcext:value-type="string">
            <text:p>KÉ</text:p>
          </table:table-cell>
          <table:table-cell table:style-name="ce1818" office:value-type="string" calcext:value-type="string">
            <text:p>TÉ</text:p>
          </table:table-cell>
          <table:table-cell table:style-name="ce1818" office:value-type="string" calcext:value-type="string">
            <text:p>VÉ</text:p>
          </table:table-cell>
          <table:table-cell table:style-name="ce1818" office:value-type="string" calcext:value-type="string">
            <text:p>Sebesség</text:p>
          </table:table-cell>
          <table:table-cell table:style-name="ce1728" office:value-type="string" calcext:value-type="string">
            <text:p>Harcmodor</text:p>
          </table:table-cell>
          <table:table-cell table:style-name="ce1915" office:value-type="string" calcext:value-type="string">
            <text:p>Megjegyzés</text:p>
          </table:table-cell>
          <table:table-cell table:style-name="ce1970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Közelharci fegyverek</text:p>
          </table:table-cell>
          <table:table-cell table:style-name="ce1709" office:value-type="string" calcext:value-type="string">
            <text:p><text:s/>__</text:p>
          </table:table-cell>
          <table:table-cell table:style-name="ce1729"/>
          <table:table-cell table:number-columns-repeated="3" table:style-name="ce1729" office:value-type="string" calcext:value-type="string">
            <text:p>N/A</text:p>
          </table:table-cell>
          <table:table-cell table:style-name="ce1709"/>
          <table:table-cell table:style-name="ce1832"/>
          <table:table-cell table:number-columns-repeated="5" table:style-name="ce1729" office:value-type="string" calcext:value-type="string">
            <text:p>N/A</text:p>
          </table:table-cell>
          <table:table-cell table:style-name="ce1709" table:number-columns-repeated="2"/>
          <table:table-cell table:style-name="ce1971" table:number-columns-repeated="241"/>
          <table:table-cell table:number-columns-repeated="16128"/>
        </table:table-row>
        <table:table-row table:style-name="ro18">
          <table:table-cell/>
          <table:table-cell table:style-name="ce1710" office:value-type="string" calcext:value-type="string">
            <text:p>Puszta kéz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-5" calcext:value-type="float">
            <text:p>-5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833"/>
          <table:table-cell table:style-name="ce1842" office:value-type="float" office:value="0" calcext:value-type="float">
            <text:p>0</text:p>
          </table:table-cell>
          <table:table-cell table:number-columns-repeated="3" table:style-name="ce1730" office:value-type="float" office:value="-10" calcext:value-type="float">
            <text:p>-10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Tő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94"/>
          <table:table-cell table:style-name="ce1711" office:value-type="string" calcext:value-type="string">
            <text:p>Béltépő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Dzsambi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Garott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string" calcext:value-type="string">
            <text:p>spec.</text:p>
          </table:table-cell>
          <table:table-cell table:number-columns-repeated="3"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-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Kriszké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Levéltőr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/V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4" calcext:value-type="float">
            <text:p>4</text:p>
          </table:table-cell>
          <table:table-cell table:number-columns-repeated="2"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Markolatgomb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95" office:value-type="float" office:value="0" calcext:value-type="float">
            <text:p>0</text:p>
          </table:table-cell>
          <table:table-cell table:number-columns-repeated="3" table:style-name="ce1795" office:value-type="float" office:value="-7" calcext:value-type="float">
            <text:p>-7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Méregfog</text:p>
          </table:table-cell>
          <table:table-cell table:style-name="ce1732" office:value-type="string" calcext:value-type="string">
            <text:p>egykezes</text:p>
          </table:table-cell>
          <table:table-cell table:style-name="ce1795" office:value-type="float" office:value="0" calcext:value-type="float">
            <text:p>0</text:p>
          </table:table-cell>
          <table:table-cell table:style-name="ce1795" office:value-type="string" calcext:value-type="string">
            <text:p>S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835"/>
          <table:table-cell table:style-name="ce1732" office:value-type="float" office:value="0" calcext:value-type="float">
            <text:p>0</text:p>
          </table:table-cell>
          <table:table-cell table:style-name="ce1795" office:value-type="float" office:value="1" calcext:value-type="float">
            <text:p>1</text:p>
          </table:table-cell>
          <table:table-cell table:number-columns-repeated="2" table:style-name="ce1795" office:value-type="float" office:value="3" calcext:value-type="float">
            <text:p>3</text:p>
          </table:table-cell>
          <table:table-cell table:style-name="ce1795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6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Pugos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Ramier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3" calcext:value-type="float">
            <text:p>3</text:p>
          </table:table-cell>
          <table:table-cell table:number-columns-repeated="3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711" office:value-type="string" calcext:value-type="string">
            <text:p>Tőr, hárít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Tőr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2" calcext:value-type="float">
            <text:p>2</text:p>
          </table:table-cell>
          <table:table-cell table:number-columns-repeated="2" table:style-name="ce1732" office:value-type="float" office:value="4" calcext:value-type="float">
            <text:p>4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Tőr, ököl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string" calcext:value-type="string">
            <text:p>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-5" calcext:value-type="float">
            <text:p>-5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2">
          <table:table-cell table:style-name="ce1696"/>
          <table:table-cell table:style-name="ce1713" office:value-type="string" calcext:value-type="string">
            <text:p>Tőr, páncélszúró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string" calcext:value-type="string">
            <text:p>S</text:p>
          </table:table-cell>
          <table:table-cell table:style-name="ce1819" office:value-type="string" calcext:value-type="string">
            <text:p>5+Erő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özelharc</text:p>
          </table:table-cell>
          <table:table-cell table:style-name="ce1920" office:value-type="string" calcext:value-type="string">
            <text:p>-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1" office:value-type="string" calcext:value-type="string">
            <text:p>Tőr, Sla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özelharc</text:p>
          </table:table-cell>
          <table:table-cell table:style-name="ce1917"/>
          <table:table-cell table:number-columns-repeated="16369"/>
        </table:table-row>
        <table:table-row table:style-name="ro1">
          <table:table-cell table:style-name="ce1700"/>
          <table:table-cell table:style-name="ce1716" office:value-type="string" calcext:value-type="string">
            <text:p>Vasököl / páncélkesztyű</text:p>
          </table:table-cell>
          <table:table-cell table:style-name="ce1734" office:value-type="string" calcext:value-type="string">
            <text:p>egykezes</text:p>
          </table:table-cell>
          <table:table-cell table:style-name="ce1734" office:value-type="float" office:value="0" calcext:value-type="float">
            <text:p>0</text:p>
          </table:table-cell>
          <table:table-cell table:style-name="ce1734" office:value-type="string" calcext:value-type="string">
            <text:p>Z</text:p>
          </table:table-cell>
          <table:table-cell table:style-name="ce1820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36"/>
          <table:table-cell table:style-name="ce1734" office:value-type="float" office:value="0" calcext:value-type="float">
            <text:p>0</text:p>
          </table:table-cell>
          <table:table-cell table:number-columns-repeated="3" table:style-name="ce1734" office:value-type="float" office:value="-7" calcext:value-type="float">
            <text:p>-7</text:p>
          </table:table-cell>
          <table:table-cell table:style-name="ce1734" office:value-type="float" office:value="5" calcext:value-type="float">
            <text:p>5</text:p>
          </table:table-cell>
          <table:table-cell table:style-name="ce1908" office:value-type="string" calcext:value-type="string">
            <text:p>közelharc</text:p>
          </table:table-cell>
          <table:table-cell table:style-name="ce1921" office:value-type="string" calcext:value-type="string">
            <text:p>Erőbónusz: 0 feletti rész 1:1-ben számít be.</text:p>
          </table:table-cell>
          <table:table-cell table:style-name="ce421" table:number-columns-repeated="241"/>
          <table:table-cell table:number-columns-repeated="16128"/>
        </table:table-row>
        <table:table-row table:style-name="ro20">
          <table:table-cell table:style-name="ce1695" office:value-type="string" calcext:value-type="string">
            <text:p>Kardvívó fegyverek</text:p>
          </table:table-cell>
          <table:table-cell table:style-name="ce1710" office:value-type="string" calcext:value-type="string">
            <text:p>Kard, dzsenn szablya</text:p>
          </table:table-cell>
          <table:table-cell table:style-name="ce1730" office:value-type="string" calcext:value-type="string">
            <text:p>egykezes</text:p>
          </table:table-cell>
          <table:table-cell table:style-name="ce1730" office:value-type="float" office:value="4" calcext:value-type="float">
            <text:p>4</text:p>
          </table:table-cell>
          <table:table-cell table:style-name="ce1730" office:value-type="string" calcext:value-type="string">
            <text:p>V/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style-name="ce1833"/>
          <table:table-cell table:style-name="ce1730" office:value-type="float" office:value="1" calcext:value-type="float">
            <text:p>1</text:p>
          </table:table-cell>
          <table:table-cell table:style-name="ce1730" office:value-type="float" office:value="8" calcext:value-type="float">
            <text:p>8</text:p>
          </table:table-cell>
          <table:table-cell table:number-columns-repeated="2" table:style-name="ce1730" office:value-type="float" office:value="15" calcext:value-type="float">
            <text:p>15</text:p>
          </table:table-cell>
          <table:table-cell table:style-name="ce1730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1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emreli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number-columns-repeated="2"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/>
          <table:table-cell table:number-columns-repeated="16369"/>
        </table:table-row>
        <table:table-row table:style-name="ro21">
          <table:table-cell/>
          <table:table-cell table:style-name="ce1711" office:value-type="string" calcext:value-type="string">
            <text:p>Kard, fejvadász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711" office:value-type="string" calcext:value-type="string">
            <text:p>Kard, handzsá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hiequar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S/V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Kard, hosszú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Kard, jatagán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711" office:value-type="string" calcext:value-type="string">
            <text:p>Ka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20" calcext:value-type="float">
            <text:p>20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khossa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1" calcext:value-type="float">
            <text:p>11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Kard, kígyó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5" calcext:value-type="float">
            <text:p>5</text:p>
          </table:table-cell>
          <table:table-cell table:number-columns-repeated="2" table:style-name="ce1732" office:value-type="float" office:value="11" calcext:value-type="float">
            <text:p>11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Kard, La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3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lovag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float" office:value="15" calcext:value-type="float">
            <text:p>15</text:p>
          </table:table-cell>
          <table:table-cell table:style-name="ce1732" office:value-type="float" office:value="12" calcext:value-type="float">
            <text:p>12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711" office:value-type="string" calcext:value-type="string">
            <text:p>Kard, másfél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8" calcext:value-type="float">
            <text:p>8</text:p>
          </table:table-cell>
          <table:table-cell table:number-columns-repeated="2" table:style-name="ce1732" office:value-type="float" office:value="16" calcext:value-type="float">
            <text:p>16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mester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kardvívás</text:p>
          </table:table-cell>
          <table:table-cell table:style-name="ce1926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711" office:value-type="string" calcext:value-type="string">
            <text:p>Kard, Pugoss 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string" calcext:value-type="string">
            <text:p>S/V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11" office:value-type="string" calcext:value-type="string">
            <text:p>Kard, Slan 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19" calcext:value-type="float">
            <text:p>19</text:p>
          </table:table-cell>
          <table:table-cell table:style-name="ce1732" office:value-type="float" office:value="13" calcext:value-type="float">
            <text:p>13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Kard, Slan rövid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string" calcext:value-type="string">
            <text:p>V/S</text:p>
          </table:table-cell>
          <table:table-cell table:number-columns-repeated="2"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1" calcext:value-type="float">
            <text:p>11</text:p>
          </table:table-cell>
          <table:table-cell table:number-columns-repeated="2" table:style-name="ce1732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711" office:value-type="string" calcext:value-type="string">
            <text:p>Kard, Slan csatakard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float" office:value="23" calcext:value-type="float">
            <text:p>23</text:p>
          </table:table-cell>
          <table:table-cell table:style-name="ce1732" office:value-type="float" office:value="17" calcext:value-type="float">
            <text:p>17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Kard, szablya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3" calcext:value-type="float">
            <text:p>3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2" office:value-type="float" office:value="6" calcext:value-type="float">
            <text:p>6</text:p>
          </table:table-cell>
          <table:table-cell table:number-columns-repeated="2" table:style-name="ce1732" office:value-type="float" office:value="12" calcext:value-type="float">
            <text:p>12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2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96"/>
          <table:table-cell table:style-name="ce1713" office:value-type="string" calcext:value-type="string">
            <text:p>Mara-sequor 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20" calcext:value-type="float">
            <text:p>20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74" table:number-columns-repeated="241"/>
          <table:table-cell table:number-columns-repeated="16128"/>
        </table:table-row>
        <table:table-row table:style-name="ro5">
          <table:table-cell table:style-name="ce1696"/>
          <table:table-cell table:style-name="ce1713" office:value-type="string" calcext:value-type="string">
            <text:p>Meneth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kardvívás</text:p>
          </table:table-cell>
          <table:table-cell table:style-name="ce1931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/>
          <table:table-cell table:style-name="ce1711" office:value-type="string" calcext:value-type="string">
            <text:p>Predoci egyeneskard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7" calcext:value-type="float">
            <text:p>7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kardvívás</text:p>
          </table:table-cell>
          <table:table-cell table:style-name="ce193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11" office:value-type="string" calcext:value-type="string">
            <text:p>Sequor 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V/S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1" calcext:value-type="float">
            <text:p>1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float" office:value="13" calcext:value-type="float">
            <text:p>13</text:p>
          </table:table-cell>
          <table:table-cell table:style-name="ce1733" office:value-type="float" office:value="11" calcext:value-type="float">
            <text:p>11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kardvívás</text:p>
          </table:table-cell>
          <table:table-cell table:style-name="ce1932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70"/>
          <table:table-cell table:style-name="ce1717" office:value-type="string" calcext:value-type="string">
            <text:p>Tőrkard</text:p>
          </table:table-cell>
          <table:table-cell table:style-name="ce1736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S</text:p>
          </table:table-cell>
          <table:table-cell table:number-columns-repeated="2" table:style-name="ce1736" office:value-type="float" office:value="0" calcext:value-type="float">
            <text:p>0</text:p>
          </table:table-cell>
          <table:table-cell table:style-name="ce1838"/>
          <table:table-cell table:style-name="ce1736" office:value-type="float" office:value="1" calcext:value-type="float">
            <text:p>1</text:p>
          </table:table-cell>
          <table:table-cell table:style-name="ce1736" office:value-type="float" office:value="6" calcext:value-type="float">
            <text:p>6</text:p>
          </table:table-cell>
          <table:table-cell table:number-columns-repeated="2" table:style-name="ce1736" office:value-type="float" office:value="12" calcext:value-type="float">
            <text:p>12</text:p>
          </table:table-cell>
          <table:table-cell table:style-name="ce1736" office:value-type="float" office:value="5" calcext:value-type="float">
            <text:p>5</text:p>
          </table:table-cell>
          <table:table-cell table:style-name="ce1910" office:value-type="string" calcext:value-type="string">
            <text:p>kardvívás</text:p>
          </table:table-cell>
          <table:table-cell table:style-name="ce193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72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Zúzó fegyverek</text:p>
          </table:table-cell>
          <table:table-cell table:style-name="ce1710" office:value-type="string" calcext:value-type="string">
            <text:p>Bot, rövid</text:p>
          </table:table-cell>
          <table:table-cell table:style-name="ce1730" office:value-type="string" calcext:value-type="string">
            <text:p>egykezes</text:p>
          </table:table-cell>
          <table:table-cell table:style-name="ce1738" office:value-type="float" office:value="-3" calcext:value-type="float">
            <text:p>-3</text:p>
          </table:table-cell>
          <table:table-cell table:style-name="ce1738" office:value-type="string" calcext:value-type="string">
            <text:p>Z</text:p>
          </table:table-cell>
          <table:table-cell table:number-columns-repeated="2" table:style-name="ce1738" office:value-type="float" office:value="0" calcext:value-type="float">
            <text:p>0</text:p>
          </table:table-cell>
          <table:table-cell table:style-name="ce1833"/>
          <table:table-cell table:style-name="ce1732" office:value-type="float" office:value="0.5" calcext:value-type="float">
            <text:p>0.5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20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ot, furkó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-1" calcext:value-type="float">
            <text:p>-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0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814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8" office:value-type="float" office:value="1" calcext:value-type="float">
            <text:p>1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2" calcext:value-type="float">
            <text:p>12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kétkezes</text:p>
          </table:table-cell>
          <table:table-cell table:style-name="ce1733" office:value-type="string" calcext:value-type="string">
            <text:p>kétkezes</text:p>
          </table:table-cell>
          <table:table-cell table:style-name="ce1733" office:value-type="float" office:value="8" calcext:value-type="float">
            <text:p>8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.5" calcext:value-type="float">
            <text:p>1.5</text:p>
          </table:table-cell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20" calcext:value-type="float">
            <text:p>20</text:p>
          </table:table-cell>
          <table:table-cell table:number-columns-repeated="2" table:style-name="ce1733" office:value-type="float" office:value="8" calcext:value-type="float">
            <text:p>8</text:p>
          </table:table-cell>
          <table:table-cell table:style-name="ce1906" office:value-type="string" calcext:value-type="string">
            <text:p>zúzás</text:p>
          </table:table-cell>
          <table:table-cell table:style-name="ce193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lánco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15" calcext:value-type="float">
            <text:p>15</text:p>
          </table:table-cell>
          <table:table-cell table:number-columns-repeated="2"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shadleki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3" calcext:value-type="float">
            <text:p>3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1" calcext:value-type="float">
            <text:p>1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Buzogány, tollas</text:p>
          </table:table-cell>
          <table:table-cell table:style-name="ce1732" office:value-type="string" calcext:value-type="string">
            <text:p>egykezes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0.5" calcext:value-type="float">
            <text:p>0.5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9" calcext:value-type="float">
            <text:p>9</text:p>
          </table:table-cell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5" calcext:value-type="float">
            <text:p>5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Csatabárd, egykezes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4" calcext:value-type="float">
            <text:p>4</text:p>
          </table:table-cell>
          <table:table-cell table:style-name="ce1815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4" calcext:value-type="float">
            <text:p>4</text:p>
          </table:table-cell>
          <table:table-cell table:number-columns-repeated="2" table:style-name="ce1732" office:value-type="float" office:value="8" calcext:value-type="float">
            <text:p>8</text:p>
          </table:table-cell>
          <table:table-cell table:style-name="ce1732" office:value-type="float" office:value="6" calcext:value-type="float">
            <text:p>6</text:p>
          </table:table-cell>
          <table:table-cell table:style-name="ce1848" office:value-type="string" calcext:value-type="string">
            <text:p>zúzás</text:p>
          </table:table-cell>
          <table:table-cell table:style-name="ce1931"/>
          <table:table-cell table:number-columns-repeated="16369"/>
        </table:table-row>
        <table:table-row table:style-name="ro2">
          <table:table-cell/>
          <table:table-cell table:style-name="ce1711" office:value-type="string" calcext:value-type="string">
            <text:p>Csatabárd, kétkezes</text:p>
          </table:table-cell>
          <table:table-cell table:style-name="ce1732" office:value-type="string" calcext:value-type="string">
            <text:p>kétkezes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1.5" calcext:value-type="float">
            <text:p>1.5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18" calcext:value-type="float">
            <text:p>18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8" calcext:value-type="float">
            <text:p>8</text:p>
          </table:table-cell>
          <table:table-cell table:style-name="ce1848" office:value-type="string" calcext:value-type="string">
            <text:p>zúzás</text:p>
          </table:table-cell>
          <table:table-cell table:style-name="ce1923"/>
          <table:table-cell table:number-columns-repeated="16369"/>
        </table:table-row>
        <table:table-row table:style-name="ro20">
          <table:table-cell/>
          <table:table-cell table:style-name="ce1711" office:value-type="string" calcext:value-type="string">
            <text:p>Csatacsákány</text:p>
          </table:table-cell>
          <table:table-cell table:style-name="ce1732" office:value-type="string" calcext:value-type="string">
            <text:p>egykezes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0.5" calcext:value-type="float">
            <text:p>0.5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14" calcext:value-type="float">
            <text:p>14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848" office:value-type="string" calcext:value-type="string">
            <text:p>zúzás</text:p>
          </table:table-cell>
          <table:table-cell table:style-name="ce192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0"/>
          <table:table-cell table:style-name="ce1717" office:value-type="string" calcext:value-type="string">
            <text:p>Harci kalapács</text:p>
          </table:table-cell>
          <table:table-cell table:style-name="ce1737" office:value-type="string" calcext:value-type="string">
            <text:p>kétkezes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string" calcext:value-type="string">
            <text:p>Z</text:p>
          </table:table-cell>
          <table:table-cell table:number-columns-repeated="2" table:style-name="ce1737" office:value-type="float" office:value="0" calcext:value-type="float">
            <text:p>0</text:p>
          </table:table-cell>
          <table:table-cell table:style-name="ce1838"/>
          <table:table-cell table:style-name="ce1737" office:value-type="float" office:value="1.5" calcext:value-type="float">
            <text:p>1.5</text:p>
          </table:table-cell>
          <table:table-cell table:style-name="ce1737" office:value-type="float" office:value="1" calcext:value-type="float">
            <text:p>1</text:p>
          </table:table-cell>
          <table:table-cell table:style-name="ce1737" office:value-type="float" office:value="20" calcext:value-type="float">
            <text:p>20</text:p>
          </table:table-cell>
          <table:table-cell table:number-columns-repeated="2" table:style-name="ce1737" office:value-type="float" office:value="8" calcext:value-type="float">
            <text:p>8</text:p>
          </table:table-cell>
          <table:table-cell table:style-name="ce1911" office:value-type="string" calcext:value-type="string">
            <text:p>zúzás</text:p>
          </table:table-cell>
          <table:table-cell table:style-name="ce1935" office:value-type="string" calcext:value-type="string">
            <text:p>Erő követelmény: +2</text:p>
          </table:table-cell>
          <table:table-cell table:style-name="ce1972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Lándzsavívó fegyverek</text:p>
          </table:table-cell>
          <table:table-cell table:style-name="ce1718" office:value-type="string" calcext:value-type="string">
            <text:p>Alabárd</text:p>
          </table:table-cell>
          <table:table-cell table:style-name="ce1738" office:value-type="string" calcext:value-type="string">
            <text:p>kétkezes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string" calcext:value-type="string">
            <text:p>S+Z/V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float" office:value="0" calcext:value-type="float">
            <text:p>0</text:p>
          </table:table-cell>
          <table:table-cell table:style-name="ce1833"/>
          <table:table-cell table:style-name="ce1733" office:value-type="float" office:value="3" calcext:value-type="float">
            <text:p>3</text:p>
          </table:table-cell>
          <table:table-cell table:style-name="ce1738" office:value-type="float" office:value="12" calcext:value-type="float">
            <text:p>12</text:p>
          </table:table-cell>
          <table:table-cell table:number-columns-repeated="2" table:style-name="ce1738" office:value-type="float" office:value="28" calcext:value-type="float">
            <text:p>28</text:p>
          </table:table-cell>
          <table:table-cell table:style-name="ce1738" office:value-type="float" office:value="8" calcext:value-type="float">
            <text:p>8</text:p>
          </table:table-cell>
          <table:table-cell table:style-name="ce1906" office:value-type="string" calcext:value-type="string">
            <text:p>lándzsavívás</text:p>
          </table:table-cell>
          <table:table-cell table:style-name="ce1940" office:value-type="string" calcext:value-type="string">
            <text:p>Talán a legjobb a páncélok ellen</text:p>
          </table:table-cell>
          <table:table-cell table:style-name="ce674" table:number-columns-repeated="241"/>
          <table:table-cell table:number-columns-repeated="16128"/>
        </table:table-row>
        <table:table-row table:style-name="ro1">
          <table:table-cell table:style-name="ce1696"/>
          <table:table-cell table:style-name="ce1713" office:value-type="string" calcext:value-type="string">
            <text:p>Bot, hosszú</text:p>
          </table:table-cell>
          <table:table-cell table:style-name="ce1733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33" office:value-type="string" calcext:value-type="string">
            <text:p>Z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16" calcext:value-type="float">
            <text:p>16</text:p>
          </table:table-cell>
          <table:table-cell table:style-name="ce1733" office:value-type="float" office:value="24" calcext:value-type="float">
            <text:p>24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3">
          <table:table-cell table:style-name="ce1696"/>
          <table:table-cell table:style-name="ce1713" office:value-type="string" calcext:value-type="string">
            <text:p>Lándzs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14" calcext:value-type="float">
            <text:p>14</text:p>
          </table:table-cell>
          <table:table-cell table:number-columns-repeated="2" table:style-name="ce1733" office:value-type="float" office:value="32" calcext:value-type="float">
            <text:p>32</text:p>
          </table:table-cell>
          <table:table-cell table:style-name="ce1733" office:value-type="float" office:value="6" calcext:value-type="float">
            <text:p>6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3">
          <table:table-cell table:style-name="ce1696"/>
          <table:table-cell table:style-name="ce1713" office:value-type="string" calcext:value-type="string">
            <text:p>Pika</text:p>
          </table:table-cell>
          <table:table-cell table:style-name="ce1733" office:value-type="string" calcext:value-type="string">
            <text:p>két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style-name="ce1733" office:value-type="string" calcext:value-type="string">
            <text:p>4/0</text:p>
          </table:table-cell>
          <table:table-cell table:style-name="ce1733" office:value-type="float" office:value="0" calcext:value-type="float">
            <text:p>0</text:p>
          </table:table-cell>
          <table:table-cell table:style-name="ce1834"/>
          <table:table-cell table:style-name="ce1733" office:value-type="float" office:value="4" calcext:value-type="float">
            <text:p>4</text:p>
          </table:table-cell>
          <table:table-cell table:style-name="ce1733" office:value-type="float" office:value="18" calcext:value-type="float">
            <text:p>18</text:p>
          </table:table-cell>
          <table:table-cell table:number-columns-repeated="2" table:style-name="ce1733" office:value-type="float" office:value="40" calcext:value-type="float">
            <text:p>40</text:p>
          </table:table-cell>
          <table:table-cell table:style-name="ce1733" office:value-type="float" office:value="9" calcext:value-type="float">
            <text:p>9</text:p>
          </table:table-cell>
          <table:table-cell table:style-name="ce1906" office:value-type="string" calcext:value-type="string">
            <text:p>lándzsavívás</text:p>
          </table:table-cell>
          <table:table-cell table:style-name="ce1941" office:value-type="string" calcext:value-type="string">
            <text:p>Keskeny: +2</text:p>
            <text:p>Széles hegyű: +2</text:p>
          </table:table-cell>
          <table:table-cell table:style-name="ce674" table:number-columns-repeated="241"/>
          <table:table-cell table:number-columns-repeated="16128"/>
        </table:table-row>
        <table:table-row table:style-name="ro2">
          <table:table-cell table:style-name="ce1696"/>
          <table:table-cell table:style-name="ce1713" office:value-type="string" calcext:value-type="string">
            <text:p>Szigony, egykezes</text:p>
          </table:table-cell>
          <table:table-cell table:style-name="ce1733" office:value-type="string" calcext:value-type="string">
            <text:p>egy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33" office:value-type="string" calcext:value-type="string">
            <text:p>S</text:p>
          </table:table-cell>
          <table:table-cell table:number-columns-repeated="2" table:style-name="ce1733" office:value-type="float" office:value="0" calcext:value-type="float">
            <text:p>0</text:p>
          </table:table-cell>
          <table:table-cell table:style-name="ce1834"/>
          <table:table-cell table:style-name="ce1732" office:value-type="float" office:value="2" calcext:value-type="float">
            <text:p>2</text:p>
          </table:table-cell>
          <table:table-cell table:style-name="ce1733" office:value-type="float" office:value="5" calcext:value-type="float">
            <text:p>5</text:p>
          </table:table-cell>
          <table:table-cell table:style-name="ce1733" office:value-type="float" office:value="10" calcext:value-type="float">
            <text:p>10</text:p>
          </table:table-cell>
          <table:table-cell table:style-name="ce1733" office:value-type="float" office:value="14" calcext:value-type="float">
            <text:p>14</text:p>
          </table:table-cell>
          <table:table-cell table:style-name="ce1733" office:value-type="float" office:value="7" calcext:value-type="float">
            <text:p>7</text:p>
          </table:table-cell>
          <table:table-cell table:style-name="ce1906" office:value-type="string" calcext:value-type="string">
            <text:p>lándzsavívás</text:p>
          </table:table-cell>
          <table:table-cell table:style-name="ce674" table:number-columns-repeated="242"/>
          <table:table-cell table:number-columns-repeated="16128"/>
        </table:table-row>
        <table:table-row table:style-name="ro2">
          <table:table-cell table:style-name="ce1703"/>
          <table:table-cell table:style-name="ce1719" office:value-type="string" calcext:value-type="string">
            <text:p>Szigony, kétkezes</text:p>
          </table:table-cell>
          <table:table-cell table:style-name="ce1742" office:value-type="string" calcext:value-type="string">
            <text:p>kétkezes</text:p>
          </table:table-cell>
          <table:table-cell table:style-name="ce1742" office:value-type="float" office:value="4" calcext:value-type="float">
            <text:p>4</text:p>
          </table:table-cell>
          <table:table-cell table:style-name="ce1742" office:value-type="string" calcext:value-type="string">
            <text:p>S</text:p>
          </table:table-cell>
          <table:table-cell table:style-name="ce1742" office:value-type="float" office:value="2" calcext:value-type="float">
            <text:p>2</text:p>
          </table:table-cell>
          <table:table-cell table:style-name="ce1742" office:value-type="float" office:value="0" calcext:value-type="float">
            <text:p>0</text:p>
          </table:table-cell>
          <table:table-cell table:style-name="ce1836"/>
          <table:table-cell table:style-name="ce1742" office:value-type="float" office:value="3" calcext:value-type="float">
            <text:p>3</text:p>
          </table:table-cell>
          <table:table-cell table:style-name="ce1742" office:value-type="float" office:value="10" calcext:value-type="float">
            <text:p>10</text:p>
          </table:table-cell>
          <table:table-cell table:style-name="ce1742" office:value-type="float" office:value="22" calcext:value-type="float">
            <text:p>22</text:p>
          </table:table-cell>
          <table:table-cell table:style-name="ce1742" office:value-type="float" office:value="26" calcext:value-type="float">
            <text:p>26</text:p>
          </table:table-cell>
          <table:table-cell table:style-name="ce1742" office:value-type="float" office:value="8" calcext:value-type="float">
            <text:p>8</text:p>
          </table:table-cell>
          <table:table-cell table:style-name="ce1912" office:value-type="string" calcext:value-type="string">
            <text:p>lándzsavívás</text:p>
          </table:table-cell>
          <table:table-cell table:style-name="ce194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style-name="ce1705"/>
          <table:table-cell table:style-name="ce1720" office:value-type="string" calcext:value-type="string">
            <text:p>Fegyver</text:p>
          </table:table-cell>
          <table:table-cell table:style-name="ce1745" office:value-type="string" calcext:value-type="string">
            <text:p>Forgatás módja</text:p>
          </table:table-cell>
          <table:table-cell table:style-name="ce1720" office:value-type="string" calcext:value-type="string">
            <text:p>SP</text:p>
          </table:table-cell>
          <table:table-cell table:style-name="ce1745" office:value-type="string" calcext:value-type="string">
            <text:p>Sebzés módja</text:p>
          </table:table-cell>
          <table:table-cell table:style-name="ce1720" office:value-type="string" calcext:value-type="string">
            <text:p>Átütés</text:p>
          </table:table-cell>
          <table:table-cell table:style-name="ce1720" table:number-columns-repeated="2"/>
          <table:table-cell table:style-name="ce1720" office:value-type="string" calcext:value-type="string">
            <text:p>Hatótáv</text:p>
          </table:table-cell>
          <table:table-cell table:style-name="ce1720" office:value-type="string" calcext:value-type="string">
            <text:p>KÉ</text:p>
          </table:table-cell>
          <table:table-cell table:style-name="ce1720" office:value-type="string" calcext:value-type="string">
            <text:p>CÉ</text:p>
          </table:table-cell>
          <table:table-cell table:style-name="ce1720" office:value-type="string" calcext:value-type="string">
            <text:p>Osztó</text:p>
          </table:table-cell>
          <table:table-cell table:style-name="ce1720" office:value-type="string" calcext:value-type="string">
            <text:p>Sebesség</text:p>
          </table:table-cell>
          <table:table-cell table:style-name="ce1720" office:value-type="string" calcext:value-type="string">
            <text:p>Harcmodor</text:p>
          </table:table-cell>
          <table:table-cell table:style-name="ce1720"/>
          <table:table-cell table:style-name="ce197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95" office:value-type="string" calcext:value-type="string">
            <text:p>Hajítófegyverek</text:p>
          </table:table-cell>
          <table:table-cell table:style-name="ce1721" office:value-type="string" calcext:value-type="string">
            <text:p>Bola</text:p>
          </table:table-cell>
          <table:table-cell table:style-name="ce1721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number-columns-repeated="2" table:style-name="ce1800" office:value-type="float" office:value="2" calcext:value-type="float">
            <text:p>2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/>
          <table:table-cell table:number-columns-repeated="16369"/>
        </table:table-row>
        <table:table-row table:style-name="ro24">
          <table:table-cell table:style-name="ce1707"/>
          <table:table-cell table:style-name="ce1722" office:value-type="string" calcext:value-type="string">
            <text:p>Dárda</text:p>
          </table:table-cell>
          <table:table-cell table:style-name="ce1722" office:value-type="string" calcext:value-type="string">
            <text:p>egykezes</text:p>
          </table:table-cell>
          <table:table-cell table:style-name="ce1801" office:value-type="float" office:value="3" calcext:value-type="float">
            <text:p>3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3" calcext:value-type="float">
            <text:p>3</text:p>
          </table:table-cell>
          <table:table-cell table:style-name="ce1824" table:number-columns-repeated="2"/>
          <table:table-cell table:style-name="ce1801" office:value-type="string" calcext:value-type="string">
            <text:p>5m + (Erő x 3)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3" calcext:value-type="float">
            <text:p>3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7" calcext:value-type="float">
            <text:p>7</text:p>
          </table:table-cell>
          <table:table-cell table:style-name="ce1913" office:value-type="string" calcext:value-type="string">
            <text:p>hajítás</text:p>
          </table:table-cell>
          <table:table-cell table:style-name="ce1946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74"/>
          <table:table-cell table:style-name="ce16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21" office:value-type="string" calcext:value-type="string">
            <text:p>Dobóhál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0" office:value-type="string" calcext:value-type="string">
            <text:p>-</text:p>
          </table:table-cell>
          <table:table-cell table:style-name="ce1800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4m</text:p>
          </table:table-cell>
          <table:table-cell table:style-name="ce1800" office:value-type="float" office:value="2" calcext:value-type="float">
            <text:p>2</text:p>
          </table:table-cell>
          <table:table-cell table:style-name="ce1800" office:value-type="float" office:value="0" calcext:value-type="float">
            <text:p>0</text:p>
          </table:table-cell>
          <table:table-cell table:style-name="ce1721" office:value-type="float" office:value="1" calcext:value-type="float">
            <text:p>1</text:p>
          </table:table-cell>
          <table:table-cell table:style-name="ce1843" office:value-type="float" office:value="10" calcext:value-type="float">
            <text:p>10</text:p>
          </table:table-cell>
          <table:table-cell table:style-name="ce1848" office:value-type="string" calcext:value-type="string">
            <text:p>hajítás</text:p>
          </table:table-cell>
          <table:table-cell table:style-name="ce194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Hajítóbárd</text:p>
          </table:table-cell>
          <table:table-cell table:style-name="ce1725" office:value-type="string" calcext:value-type="string">
            <text:p>egykezes</text:p>
          </table:table-cell>
          <table:table-cell table:style-name="ce1802" office:value-type="float" office:value="2" calcext:value-type="float">
            <text:p>2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4" calcext:value-type="float">
            <text:p>4</text:p>
          </table:table-cell>
          <table:table-cell table:style-name="ce1723" office:value-type="float" office:value="2" calcext:value-type="float">
            <text:p>2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94"/>
          <table:table-cell table:style-name="ce1724" office:value-type="string" calcext:value-type="string">
            <text:p>Hajítótőr</text:p>
          </table:table-cell>
          <table:table-cell table:style-name="ce1722" office:value-type="string" calcext:value-type="string">
            <text:p>egykezes</text:p>
          </table:table-cell>
          <table:table-cell table:style-name="ce1724" office:value-type="float" office:value="0" calcext:value-type="float">
            <text:p>0</text:p>
          </table:table-cell>
          <table:table-cell table:style-name="ce1816" office:value-type="string" calcext:value-type="string">
            <text:p>S</text:p>
          </table:table-cell>
          <table:table-cell table:style-name="ce1816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15m</text:p>
          </table:table-cell>
          <table:table-cell table:style-name="ce1816" office:value-type="float" office:value="12" calcext:value-type="float">
            <text:p>12</text:p>
          </table:table-cell>
          <table:table-cell table:style-name="ce1816" office:value-type="float" office:value="4" calcext:value-type="float">
            <text:p>4</text:p>
          </table:table-cell>
          <table:table-cell table:style-name="ce1724" office:value-type="float" office:value="2" calcext:value-type="float">
            <text:p>2</text:p>
          </table:table-cell>
          <table:table-cell table:style-name="ce1846" office:value-type="float" office:value="5" calcext:value-type="float">
            <text:p>5</text:p>
          </table:table-cell>
          <table:table-cell table:style-name="ce1914" office:value-type="string" calcext:value-type="string">
            <text:p>hajítás</text:p>
          </table:table-cell>
          <table:table-cell table:style-name="ce195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kő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10" calcext:value-type="float">
            <text:p>-10</text:p>
          </table:table-cell>
          <table:table-cell table:style-name="ce1802" office:value-type="string" calcext:value-type="string">
            <text:p>Z</text:p>
          </table:table-cell>
          <table:table-cell table:style-name="ce1802" office:value-type="float" office:value="0" calcext:value-type="float">
            <text:p>0</text:p>
          </table:table-cell>
          <table:table-cell table:style-name="ce1828"/>
          <table:table-cell table:style-name="ce1840"/>
          <table:table-cell table:style-name="ce1816" office:value-type="string" calcext:value-type="string">
            <text:p>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0" calcext:value-type="float">
            <text:p>0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hajítás</text:p>
          </table:table-cell>
          <table:table-cell table:style-name="ce1951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07"/>
          <table:table-cell table:style-name="ce1725" office:value-type="string" calcext:value-type="string">
            <text:p>Lasszó</text:p>
          </table:table-cell>
          <table:table-cell table:style-name="ce1725" office:value-type="string" calcext:value-type="string">
            <text:p>egykezes</text:p>
          </table:table-cell>
          <table:table-cell table:number-columns-repeated="2" table:style-name="ce1801" office:value-type="string" calcext:value-type="string">
            <text:p>-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10m</text:p>
          </table:table-cell>
          <table:table-cell table:number-columns-repeated="2" table:style-name="ce1801" office:value-type="float" office:value="0" calcext:value-type="float">
            <text:p>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2" office:value-type="string" calcext:value-type="string">
            <text:p>Sebesülés az esés következtében lehet.</text:p>
          </table:table-cell>
          <table:table-cell table:style-name="ce1666" table:number-columns-repeated="241"/>
          <table:table-cell table:number-columns-repeated="16128"/>
        </table:table-row>
        <table:table-row table:style-name="ro26">
          <table:table-cell/>
          <table:table-cell table:style-name="ce1725" office:value-type="string" calcext:value-type="string">
            <text:p>Parittya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float" office:value="0" calcext:value-type="float">
            <text:p>0</text:p>
          </table:table-cell>
          <table:table-cell table:style-name="ce1801" office:value-type="string" calcext:value-type="string">
            <text:p>Z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70m</text:p>
          </table:table-cell>
          <table:table-cell table:number-columns-repeated="2" table:style-name="ce1801" office:value-type="float" office:value="4" calcext:value-type="float">
            <text:p>4</text:p>
          </table:table-cell>
          <table:table-cell table:style-name="ce1725" office:value-type="float" office:value="2" calcext:value-type="float">
            <text:p>2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hajítás</text:p>
          </table:table-cell>
          <table:table-cell table:style-name="ce1953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Ramiera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0" calcext:value-type="float">
            <text:p>0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0m</text:p>
          </table:table-cell>
          <table:table-cell table:style-name="ce1802" office:value-type="float" office:value="7" calcext:value-type="float">
            <text:p>7</text:p>
          </table:table-cell>
          <table:table-cell table:style-name="ce1802" office:value-type="float" office:value="1" calcext:value-type="float">
            <text:p>1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hajítás</text:p>
          </table:table-cell>
          <table:table-cell table:style-name="ce1949"/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Slan csillag</text:p>
          </table:table-cell>
          <table:table-cell table:style-name="ce1723" office:value-type="string" calcext:value-type="string">
            <text:p>egykezes</text:p>
          </table:table-cell>
          <table:table-cell table:style-name="ce1802" office:value-type="float" office:value="-5" calcext:value-type="float">
            <text:p>-5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5m</text:p>
          </table:table-cell>
          <table:table-cell table:style-name="ce1802" office:value-type="float" office:value="12" calcext:value-type="float">
            <text:p>12</text:p>
          </table:table-cell>
          <table:table-cell table:style-name="ce1802" office:value-type="float" office:value="3" calcext:value-type="float">
            <text:p>3</text:p>
          </table:table-cell>
          <table:table-cell table:style-name="ce1723" office:value-type="float" office:value="1" calcext:value-type="float">
            <text:p>1</text:p>
          </table:table-cell>
          <table:table-cell table:style-name="ce1845" office:value-type="float" office:value="4" calcext:value-type="float">
            <text:p>4</text:p>
          </table:table-cell>
          <table:table-cell table:style-name="ce1848" office:value-type="string" calcext:value-type="string">
            <text:p>hajítás</text:p>
          </table:table-cell>
          <table:table-cell table:style-name="ce1951"/>
          <table:table-cell table:number-columns-repeated="16369"/>
        </table:table-row>
        <table:table-row table:style-name="ro2">
          <table:table-cell table:style-name="ce1700"/>
          <table:table-cell table:style-name="ce1726" office:value-type="string" calcext:value-type="string">
            <text:p>Tőr</text:p>
          </table:table-cell>
          <table:table-cell table:style-name="ce1726" office:value-type="string" calcext:value-type="string">
            <text:p>egykezes</text:p>
          </table:table-cell>
          <table:table-cell table:style-name="ce1811" office:value-type="float" office:value="0" calcext:value-type="float">
            <text:p>0</text:p>
          </table:table-cell>
          <table:table-cell table:style-name="ce1811" office:value-type="string" calcext:value-type="string">
            <text:p>S</text:p>
          </table:table-cell>
          <table:table-cell table:style-name="ce1811" office:value-type="float" office:value="0" calcext:value-type="float">
            <text:p>0</text:p>
          </table:table-cell>
          <table:table-cell table:style-name="ce1829" table:number-columns-repeated="2"/>
          <table:table-cell table:style-name="ce1811" office:value-type="string" calcext:value-type="string">
            <text:p>10m</text:p>
          </table:table-cell>
          <table:table-cell table:style-name="ce1811" office:value-type="float" office:value="7" calcext:value-type="float">
            <text:p>7</text:p>
          </table:table-cell>
          <table:table-cell table:style-name="ce1811" office:value-type="float" office:value="2" calcext:value-type="float">
            <text:p>2</text:p>
          </table:table-cell>
          <table:table-cell table:style-name="ce1726" office:value-type="float" office:value="2" calcext:value-type="float">
            <text:p>2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hajítás</text:p>
          </table:table-cell>
          <table:table-cell table:style-name="ce42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95" office:value-type="string" calcext:value-type="string">
            <text:p>Íjász lőfegyverek</text:p>
          </table:table-cell>
          <table:table-cell table:style-name="ce1721" office:value-type="string" calcext:value-type="string">
            <text:p>Rövid íj</text:p>
          </table:table-cell>
          <table:table-cell table:style-name="ce1721" office:value-type="string" calcext:value-type="string">
            <text:p>kétkezes</text:p>
          </table:table-cell>
          <table:table-cell table:style-name="ce1800" office:value-type="float" office:value="1" calcext:value-type="float">
            <text:p>1</text:p>
          </table:table-cell>
          <table:table-cell table:style-name="ce1800" office:value-type="string" calcext:value-type="string">
            <text:p>S</text:p>
          </table:table-cell>
          <table:table-cell table:style-name="ce1822" office:value-type="float" office:value="0" calcext:value-type="float">
            <text:p>0</text:p>
          </table:table-cell>
          <table:table-cell table:style-name="ce1830"/>
          <table:table-cell table:style-name="ce1839"/>
          <table:table-cell table:style-name="ce1800" office:value-type="string" calcext:value-type="string">
            <text:p>60m</text:p>
          </table:table-cell>
          <table:table-cell table:number-columns-repeated="2" table:style-name="ce1800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5" calcext:value-type="float">
            <text:p>5</text:p>
          </table:table-cell>
          <table:table-cell table:style-name="ce1848" office:value-type="string" calcext:value-type="string">
            <text:p>íjászat</text:p>
          </table:table-cell>
          <table:table-cell table:style-name="ce196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723" office:value-type="string" calcext:value-type="string">
            <text:p>Hosszú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3" calcext:value-type="float">
            <text:p>3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2" calcext:value-type="float">
            <text:p>12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723" office:value-type="string" calcext:value-type="string">
            <text:p>Visszacsapó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3" calcext:value-type="float">
            <text:p>3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60m</text:p>
          </table:table-cell>
          <table:table-cell table:style-name="ce1802" office:value-type="float" office:value="6" calcext:value-type="float">
            <text:p>6</text:p>
          </table:table-cell>
          <table:table-cell table:style-name="ce1802" office:value-type="float" office:value="10" calcext:value-type="float">
            <text:p>10</text:p>
          </table:table-cell>
          <table:table-cell table:style-name="ce1723" office:value-type="float" office:value="3" calcext:value-type="float">
            <text:p>3</text:p>
          </table:table-cell>
          <table:table-cell table:style-name="ce1845" office:value-type="float" office:value="7" calcext:value-type="float">
            <text:p>7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723" office:value-type="string" calcext:value-type="string">
            <text:p>Elf íj</text:p>
          </table:table-cell>
          <table:table-cell table:style-name="ce1723" office:value-type="string" calcext:value-type="string">
            <text:p>kétkezes</text:p>
          </table:table-cell>
          <table:table-cell table:style-name="ce1802" office:value-type="float" office:value="4" calcext:value-type="float">
            <text:p>4</text:p>
          </table:table-cell>
          <table:table-cell table:style-name="ce1802" office:value-type="string" calcext:value-type="string">
            <text:p>S</text:p>
          </table:table-cell>
          <table:table-cell table:style-name="ce1802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style-name="ce1802" office:value-type="float" office:value="8" calcext:value-type="float">
            <text:p>8</text:p>
          </table:table-cell>
          <table:table-cell table:style-name="ce1802" office:value-type="float" office:value="13" calcext:value-type="float">
            <text:p>13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6" calcext:value-type="float">
            <text:p>6</text:p>
          </table:table-cell>
          <table:table-cell table:style-name="ce1848" office:value-type="string" calcext:value-type="string">
            <text:p>íjászat</text:p>
          </table:table-cell>
          <table:table-cell table:style-name="ce19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25" office:value-type="string" calcext:value-type="string">
            <text:p>Fúvócső, kicsi</text:p>
          </table:table-cell>
          <table:table-cell table:style-name="ce1725" office:value-type="string" calcext:value-type="string">
            <text:p>egykezes</text:p>
          </table:table-cell>
          <table:table-cell table:style-name="ce1801" office:value-type="string" calcext:value-type="string">
            <text:p>spec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/>
          <table:table-cell table:style-name="ce1841"/>
          <table:table-cell table:style-name="ce1801" office:value-type="string" calcext:value-type="string">
            <text:p>16m</text:p>
          </table:table-cell>
          <table:table-cell table:style-name="ce1801" office:value-type="float" office:value="10" calcext:value-type="float">
            <text:p>10</text:p>
          </table:table-cell>
          <table:table-cell table:style-name="ce1801" office:value-type="float" office:value="8" calcext:value-type="float">
            <text:p>8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8" calcext:value-type="float">
            <text:p>8</text:p>
          </table:table-cell>
          <table:table-cell table:style-name="ce1913" office:value-type="string" calcext:value-type="string">
            <text:p>íjászat</text:p>
          </table:table-cell>
          <table:table-cell table:style-name="ce1952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07"/>
          <table:table-cell table:style-name="ce1725" office:value-type="string" calcext:value-type="string">
            <text:p>Fúvócső, vadász</text:p>
          </table:table-cell>
          <table:table-cell table:style-name="ce1725" office:value-type="string" calcext:value-type="string">
            <text:p>kétkezes</text:p>
          </table:table-cell>
          <table:table-cell table:style-name="ce1801" office:value-type="float" office:value="-10" calcext:value-type="float">
            <text:p>-10</text:p>
          </table:table-cell>
          <table:table-cell table:style-name="ce1801" office:value-type="string" calcext:value-type="string">
            <text:p>S</text:p>
          </table:table-cell>
          <table:table-cell table:style-name="ce1801" office:value-type="float" office:value="0" calcext:value-type="float">
            <text:p>0</text:p>
          </table:table-cell>
          <table:table-cell table:style-name="ce1824" table:number-columns-repeated="2"/>
          <table:table-cell table:style-name="ce1801" office:value-type="string" calcext:value-type="string">
            <text:p>30m</text:p>
          </table:table-cell>
          <table:table-cell table:style-name="ce1801" office:value-type="float" office:value="5" calcext:value-type="float">
            <text:p>5</text:p>
          </table:table-cell>
          <table:table-cell table:style-name="ce1801" office:value-type="float" office:value="10" calcext:value-type="float">
            <text:p>10</text:p>
          </table:table-cell>
          <table:table-cell table:style-name="ce1725" office:value-type="float" office:value="1" calcext:value-type="float">
            <text:p>1</text:p>
          </table:table-cell>
          <table:table-cell table:style-name="ce1844" office:value-type="float" office:value="9" calcext:value-type="float">
            <text:p>9</text:p>
          </table:table-cell>
          <table:table-cell table:style-name="ce1913" office:value-type="string" calcext:value-type="string">
            <text:p>íjászat</text:p>
          </table:table-cell>
          <table:table-cell table:style-name="ce1952"/>
          <table:table-cell table:style-name="ce1666" table:number-columns-repeated="241"/>
          <table:table-cell table:number-columns-repeated="16128"/>
        </table:table-row>
        <table:table-row table:style-name="ro2">
          <table:table-cell table:style-name="ce1695" office:value-type="string" calcext:value-type="string">
            <text:p>Lövész lőfegyverek</text:p>
          </table:table-cell>
          <table:table-cell table:style-name="ce1721" office:value-type="string" calcext:value-type="string">
            <text:p>Kézi nyílpuska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0" calcext:value-type="float">
            <text:p>0</text:p>
          </table:table-cell>
          <table:table-cell table:style-name="ce1721" office:value-type="string" calcext:value-type="string">
            <text:p>S</text:p>
          </table:table-cell>
          <table:table-cell table:style-name="ce1721" office:value-type="float" office:value="0" calcext:value-type="float">
            <text:p>0</text:p>
          </table:table-cell>
          <table:table-cell table:style-name="ce1823"/>
          <table:table-cell table:style-name="ce1839"/>
          <table:table-cell table:style-name="ce1800" office:value-type="string" calcext:value-type="string">
            <text:p>20m</text:p>
          </table:table-cell>
          <table:table-cell table:style-name="ce1721" office:value-type="float" office:value="8" calcext:value-type="float">
            <text:p>8</text:p>
          </table:table-cell>
          <table:table-cell table:style-name="ce1721" office:value-type="float" office:value="10" calcext:value-type="float">
            <text:p>10</text:p>
          </table:table-cell>
          <table:table-cell table:style-name="ce1721" office:value-type="float" office:value="3" calcext:value-type="float">
            <text:p>3</text:p>
          </table:table-cell>
          <table:table-cell table:style-name="ce1843" office:value-type="float" office:value="9" calcext:value-type="float">
            <text:p>9</text:p>
          </table:table-cell>
          <table:table-cell table:style-name="ce1848" office:value-type="string" calcext:value-type="string">
            <text:p>lövészet</text:p>
          </table:table-cell>
          <table:table-cell table:style-name="ce194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723" office:value-type="string" calcext:value-type="string">
            <text:p>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6" calcext:value-type="float">
            <text:p>6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8" calcext:value-type="float">
            <text:p>8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4" calcext:value-type="float">
            <text:p>4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2" calcext:value-type="float">
            <text:p>12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Nehéz nyílpuska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string" calcext:value-type="string">
            <text:p>S</text:p>
          </table:table-cell>
          <table:table-cell table:style-name="ce1802" office:value-type="float" office:value="15" calcext:value-type="float">
            <text:p>15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80m</text:p>
          </table:table-cell>
          <table:table-cell table:style-name="ce1723" office:value-type="float" office:value="1" calcext:value-type="float">
            <text:p>1</text:p>
          </table:table-cell>
          <table:table-cell table:style-name="ce1723" office:value-type="float" office:value="16" calcext:value-type="float">
            <text:p>16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15" calcext:value-type="float">
            <text:p>1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723" office:value-type="string" calcext:value-type="string">
            <text:p>Shadoni páncéltörő</text:p>
          </table:table-cell>
          <table:table-cell table:style-name="ce1723" office:value-type="string" calcext:value-type="string">
            <text:p>kétkezes</text:p>
          </table:table-cell>
          <table:table-cell table:style-name="ce1723" office:value-type="float" office:value="20" calcext:value-type="float">
            <text:p>20</text:p>
          </table:table-cell>
          <table:table-cell table:style-name="ce1723" office:value-type="string" calcext:value-type="string">
            <text:p>Z</text:p>
          </table:table-cell>
          <table:table-cell table:style-name="ce1802" office:value-type="float" office:value="20" calcext:value-type="float">
            <text:p>2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120m</text:p>
          </table:table-cell>
          <table:table-cell table:number-columns-repeated="2" table:style-name="ce1723" office:value-type="float" office:value="0" calcext:value-type="float">
            <text:p>0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string" calcext:value-type="string">
            <text:p>-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23" office:value-type="string" calcext:value-type="string">
            <text:p>Kharei nyílpuska</text:p>
          </table:table-cell>
          <table:table-cell table:style-name="ce1723" office:value-type="string" calcext:value-type="string">
            <text:p>egykezes</text:p>
          </table:table-cell>
          <table:table-cell table:style-name="ce1723" office:value-type="float" office:value="3" calcext:value-type="float">
            <text:p>3</text:p>
          </table:table-cell>
          <table:table-cell table:style-name="ce1723" office:value-type="string" calcext:value-type="string">
            <text:p>S</text:p>
          </table:table-cell>
          <table:table-cell table:style-name="ce1723" office:value-type="float" office:value="0" calcext:value-type="float">
            <text:p>0</text:p>
          </table:table-cell>
          <table:table-cell table:style-name="ce1825"/>
          <table:table-cell table:style-name="ce1839"/>
          <table:table-cell table:style-name="ce1802" office:value-type="string" calcext:value-type="string">
            <text:p>50m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14" calcext:value-type="float">
            <text:p>14</text:p>
          </table:table-cell>
          <table:table-cell table:style-name="ce1723" office:value-type="float" office:value="4" calcext:value-type="float">
            <text:p>4</text:p>
          </table:table-cell>
          <table:table-cell table:style-name="ce1845" office:value-type="float" office:value="5" calcext:value-type="float">
            <text:p>5</text:p>
          </table:table-cell>
          <table:table-cell table:style-name="ce1848" office:value-type="string" calcext:value-type="string">
            <text:p>lövészet</text:p>
          </table:table-cell>
          <table:table-cell table:style-name="ce194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700"/>
          <table:table-cell table:style-name="ce1726" office:value-type="string" calcext:value-type="string">
            <text:p>Aquir nyílpuska</text:p>
          </table:table-cell>
          <table:table-cell table:style-name="ce1726" office:value-type="string" calcext:value-type="string">
            <text:p>egykezes</text:p>
          </table:table-cell>
          <table:table-cell table:style-name="ce1726" office:value-type="string" calcext:value-type="string">
            <text:p>halál / +6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0" calcext:value-type="float">
            <text:p>20</text:p>
          </table:table-cell>
          <table:table-cell table:style-name="ce1829" table:number-columns-repeated="2"/>
          <table:table-cell table:style-name="ce1811" office:value-type="string" calcext:value-type="string">
            <text:p>50m</text:p>
          </table:table-cell>
          <table:table-cell table:style-name="ce1726" office:value-type="float" office:value="8" calcext:value-type="float">
            <text:p>8</text:p>
          </table:table-cell>
          <table:table-cell table:style-name="ce1726" office:value-type="float" office:value="16" calcext:value-type="float">
            <text:p>16</text:p>
          </table:table-cell>
          <table:table-cell table:style-name="ce1726" office:value-type="float" office:value="4" calcext:value-type="float">
            <text:p>4</text:p>
          </table:table-cell>
          <table:table-cell table:style-name="ce1847" office:value-type="float" office:value="6" calcext:value-type="float">
            <text:p>6</text:p>
          </table:table-cell>
          <table:table-cell table:style-name="ce1908" office:value-type="string" calcext:value-type="string">
            <text:p>lövészet</text:p>
          </table:table-cell>
          <table:table-cell table:style-name="ce196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69"/>
          <table:table-cell table:style-name="ce421" table:number-columns-repeated="240"/>
          <table:table-cell table:number-columns-repeated="16128"/>
        </table:table-row>
        <table:table-row table:style-name="ro2">
          <table:table-cell table:style-name="ce1694"/>
          <table:table-cell table:number-columns-repeated="12"/>
          <table:table-cell table:style-name="ce635"/>
          <table:table-cell table:number-columns-repeated="16370"/>
        </table:table-row>
        <table:table-row table:style-name="ro2">
          <table:table-cell table:number-columns-repeated="13"/>
          <table:table-cell table:style-name="ce635"/>
          <table:table-cell table:number-columns-repeated="16370"/>
        </table:table-row>
        <table:table-row table:style-name="ro2">
          <table:table-cell table:number-columns-repeated="2"/>
          <table:table-cell table:style-name="ce1774"/>
          <table:table-cell table:number-columns-repeated="10"/>
          <table:table-cell table:style-name="ce63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74"/>
          <table:covered-table-cell table:style-name="ce1421"/>
          <table:covered-table-cell table:style-name="ce1696"/>
          <table:covered-table-cell table:style-name="ce1421"/>
          <table:table-cell table:style-name="ce67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74"/>
          <table:table-cell table:style-name="ce1413"/>
          <table:table-cell table:style-name="ce1696"/>
          <table:table-cell table:style-name="ce1413"/>
          <table:table-cell table:style-name="ce674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59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9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9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598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9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59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59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6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92"/>
          <table:table-cell table:style-name="Default"/>
          <table:table-cell table:style-name="ce39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59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9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9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59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25"/>
        <table:table-column table:style-name="co68" table:default-cell-style-name="ce2036"/>
        <table:table-column table:style-name="co69" table:default-cell-style-name="ce2045"/>
        <table:table-column table:style-name="co70" table:default-cell-style-name="ce2025"/>
        <table:table-column table:style-name="co71" table:default-cell-style-name="ce2054"/>
        <table:table-column table:style-name="co72" table:default-cell-style-name="ce2025"/>
        <table:table-column table:style-name="co73" table:default-cell-style-name="ce2025"/>
        <table:table-column table:style-name="co74" table:default-cell-style-name="ce2025"/>
        <table:table-column table:style-name="co75" table:default-cell-style-name="ce2091"/>
        <table:table-column table:style-name="co76" table:default-cell-style-name="ce2025"/>
        <table:table-column table:style-name="co77" table:default-cell-style-name="ce2025"/>
        <table:table-column table:style-name="co78" table:default-cell-style-name="Default"/>
        <table:table-column table:style-name="co79" table:default-cell-style-name="ce2025"/>
        <table:table-column table:style-name="co80" table:default-cell-style-name="ce2025"/>
        <table:table-column table:style-name="co7" table:default-cell-style-name="ce2025"/>
        <table:table-column table:style-name="co81" table:default-cell-style-name="Default"/>
        <table:table-row table:style-name="ro3">
          <table:table-cell table:style-name="ce202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35"/>
          <table:covered-table-cell table:style-name="ce2044"/>
          <table:covered-table-cell table:style-name="ce1740"/>
          <table:covered-table-cell table:style-name="ce1741"/>
          <table:covered-table-cell table:number-columns-repeated="3" table:style-name="ce1740"/>
          <table:covered-table-cell table:style-name="ce2090"/>
          <table:covered-table-cell table:number-columns-repeated="2" table:style-name="ce1740"/>
          <table:covered-table-cell/>
          <table:covered-table-cell table:style-name="ce1740"/>
          <table:covered-table-cell table:number-columns-repeated="3"/>
        </table:table-row>
        <table:table-row table:style-name="ro2">
          <table:table-cell table:number-columns-repeated="4"/>
          <table:table-cell table:style-name="ce1741"/>
          <table:table-cell table:style-name="ce1740"/>
          <table:table-cell table:number-columns-repeated="10"/>
        </table:table-row>
        <table:table-row table:style-name="ro2">
          <table:table-cell table:style-name="ce2026" office:value-type="string" calcext:value-type="string">
            <text:p>Általános fortélyok</text:p>
          </table:table-cell>
          <table:table-cell table:style-name="ce2037" office:value-type="string" calcext:value-type="string">
            <text:p>Max fok</text:p>
          </table:table-cell>
          <table:table-cell table:style-name="ce2037" office:value-type="string" calcext:value-type="string">
            <text:p>Kiterjeszti</text:p>
          </table:table-cell>
          <table:table-cell/>
          <table:table-cell table:style-name="ce2053" office:value-type="string" calcext:value-type="string">
            <text:p>Kiemelt Fortélyok</text:p>
          </table:table-cell>
          <table:table-cell table:style-name="ce1740"/>
          <table:table-cell/>
          <table:table-cell table:style-name="ce2053" office:value-type="string" calcext:value-type="string">
            <text:p>Faj Hátterek</text:p>
          </table:table-cell>
          <table:table-cell table:style-name="ce2053" office:value-type="string" calcext:value-type="string">
            <text:p>Karma Hátterek</text:p>
          </table:table-cell>
          <table:table-cell table:style-name="ce2053" office:value-type="string" calcext:value-type="string">
            <text:p>Leíró Hátterek</text:p>
          </table:table-cell>
          <table:table-cell/>
          <table:table-cell table:style-name="ce2026" office:value-type="string" calcext:value-type="string">
            <text:p>Nyelvek</text:p>
          </table:table-cell>
          <table:table-cell table:style-name="ce2053" office:value-type="string" calcext:value-type="string">
            <text:p>Rövidítés</text:p>
          </table:table-cell>
          <table:table-cell table:style-name="Default"/>
          <table:table-cell table:style-name="ce2026" office:value-type="string" calcext:value-type="string">
            <text:p>Varázslási módszerek</text:p>
          </table:table-cell>
          <table:table-cell table:style-name="ce2025"/>
        </table:table-row>
        <table:table-row table:style-name="ro2">
          <table:table-cell table:style-name="ce2027"/>
          <table:table-cell table:style-name="ce2039"/>
          <table:table-cell table:style-name="ce2046"/>
          <table:table-cell/>
          <table:table-cell table:style-name="Default"/>
          <table:table-cell table:style-name="ce1740"/>
          <table:table-cell/>
          <table:table-cell table:style-name="ce2027"/>
          <table:table-cell table:style-name="ce2025"/>
          <table:table-cell table:style-name="Default"/>
          <table:table-cell/>
          <table:table-cell table:style-name="ce2054"/>
          <table:table-cell/>
          <table:table-cell table:style-name="Default"/>
          <table:table-cell/>
          <table:table-cell table:style-name="ce2025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0"/>
          <table:table-cell/>
          <table:table-cell table:style-name="ce203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25" office:value-type="string" calcext:value-type="string">
            <text:p>Alkoholista</text:p>
          </table:table-cell>
          <table:table-cell table:style-name="ce2093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054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0"/>
          <table:table-cell/>
          <table:table-cell table:style-name="ce203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25" office:value-type="string" calcext:value-type="string">
            <text:p>Bajnok</text:p>
          </table:table-cell>
          <table:table-cell table:style-name="ce2033" office:value-type="string" calcext:value-type="string">
            <text:p>Árva</text:p>
          </table:table-cell>
          <table:table-cell/>
          <table:table-cell table:style-name="ce20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740"/>
          <table:table-cell/>
          <table:table-cell table:style-name="ce203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25" office:value-type="string" calcext:value-type="string">
            <text:p>Bukott</text:p>
          </table:table-cell>
          <table:table-cell table:style-name="ce2033" office:value-type="string" calcext:value-type="string">
            <text:p>Erdőlakó</text:p>
          </table:table-cell>
          <table:table-cell/>
          <table:table-cell table:style-name="ce20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3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25" office:value-type="string" calcext:value-type="string">
            <text:p>Gyerekgyilkos</text:p>
          </table:table-cell>
          <table:table-cell table:style-name="ce2033" office:value-type="string" calcext:value-type="string">
            <text:p>Jobbágy</text:p>
          </table:table-cell>
          <table:table-cell/>
          <table:table-cell table:style-name="ce20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53" office:value-type="string" calcext:value-type="string">
            <text:p>Szabad Fortélyok</text:p>
          </table:table-cell>
          <table:table-cell table:style-name="ce2056" office:value-type="string" calcext:value-type="string">
            <text:p>Kiterjeszti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25" office:value-type="string" calcext:value-type="string">
            <text:p>Gyilkos</text:p>
          </table:table-cell>
          <table:table-cell table:style-name="ce2033" office:value-type="string" calcext:value-type="string">
            <text:p>Nemes</text:p>
          </table:table-cell>
          <table:table-cell/>
          <table:table-cell table:style-name="ce20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2027"/>
          <table:table-cell table:style-name="ce2057"/>
          <table:table-cell/>
          <table:table-cell table:style-name="ce203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25" office:value-type="string" calcext:value-type="string">
            <text:p>Hírhedt</text:p>
          </table:table-cell>
          <table:table-cell table:style-name="ce2033" office:value-type="string" calcext:value-type="string">
            <text:p>Polgár</text:p>
          </table:table-cell>
          <table:table-cell/>
          <table:table-cell table:style-name="ce20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203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73" office:value-type="string" calcext:value-type="string">
            <text:p><text:span text:style-name="T42">🟩</text:span> 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25" office:value-type="string" calcext:value-type="string">
            <text:p>Hős</text:p>
          </table:table-cell>
          <table:table-cell table:style-name="ce2033" office:value-type="string" calcext:value-type="string">
            <text:p>Városlakó</text:p>
          </table:table-cell>
          <table:table-cell/>
          <table:table-cell table:style-name="ce20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4">
          <table:table-cell table:style-name="ce2030" office:value-type="string" calcext:value-type="string">
            <text:p>➖➖➖ Általános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73" office:value-type="string" calcext:value-type="string">
            <text:p><text:span text:style-name="T43">🟥</text:span> Kvantikum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25" office:value-type="string" calcext:value-type="string">
            <text:p>Mágikus Összhang</text:p>
          </table:table-cell>
          <table:table-cell table:style-name="ce2093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0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73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25" office:value-type="string" calcext:value-type="string">
            <text:p>Profán</text:p>
          </table:table-cell>
          <table:table-cell table:style-name="ce2093" office:value-type="string" calcext:value-type="string">
            <text:p>Élet</text:p>
          </table:table-cell>
          <table:table-cell/>
          <table:table-cell table:style-name="ce20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73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93" office:value-type="string" calcext:value-type="string">
            <text:p>Rend</text:p>
          </table:table-cell>
          <table:table-cell/>
          <table:table-cell table:style-name="ce20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73" office:value-type="string" calcext:value-type="string">
            <text:p>Érzékenység Tulajdonságodat segíti ízlelé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93" office:value-type="string" calcext:value-type="string">
            <text:p>Halál</text:p>
          </table:table-cell>
          <table:table-cell/>
          <table:table-cell table:style-name="ce20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73" office:value-type="string" calcext:value-type="string">
            <text:p>Érzékenység Tulajdonságodat segíti tapintás esetén</text:p>
          </table:table-cell>
          <table:table-cell/>
          <table:table-cell table:style-name="ce203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93" office:value-type="string" calcext:value-type="string">
            <text:p>Káosz</text:p>
          </table:table-cell>
          <table:table-cell/>
          <table:table-cell table:style-name="ce20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73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33" office:value-type="string" calcext:value-type="string">
            <text:p>Alattomos</text:p>
          </table:table-cell>
          <table:table-cell/>
          <table:table-cell table:style-name="ce20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7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Álmodozó</text:p>
          </table:table-cell>
          <table:table-cell/>
          <table:table-cell table:style-name="ce20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73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utoriter</text:p>
          </table:table-cell>
          <table:table-cell/>
          <table:table-cell table:style-name="ce20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28">
          <table:table-cell table:style-name="ce916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50" office:value-type="float" office:value="1" calcext:value-type="float">
            <text:p>1</text:p>
          </table:table-cell>
          <table:table-cell table:style-name="ce2048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73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53" office:value-type="string" calcext:value-type="string">
            <text:p>Kultúrkörök</text:p>
          </table:table-cell>
          <table:table-cell table:style-name="Default"/>
          <table:table-cell table:style-name="ce2033" office:value-type="string" calcext:value-type="string">
            <text:p>Barátságos</text:p>
          </table:table-cell>
          <table:table-cell/>
          <table:table-cell table:style-name="ce20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6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36" office:value-type="float" office:value="1" calcext:value-type="float">
            <text:p>1</text:p>
          </table:table-cell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ce916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73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33" office:value-type="string" calcext:value-type="string">
            <text:p>Cinikus</text:p>
          </table:table-cell>
          <table:table-cell/>
          <table:table-cell table:style-name="ce20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73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33" office:value-type="string" calcext:value-type="string">
            <text:p>toroni</text:p>
          </table:table-cell>
          <table:table-cell table:style-name="Default"/>
          <table:table-cell table:style-name="ce2033" office:value-type="string" calcext:value-type="string">
            <text:p>Gondoskodó</text:p>
          </table:table-cell>
          <table:table-cell/>
          <table:table-cell table:style-name="ce20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73" office:value-type="string" calcext:value-type="string">
            <text:p><text:span text:style-name="T44">🟩 Nyomozás;  🟩Emberismeret</text:span></text:p>
          </table:table-cell>
          <table:table-cell/>
          <table:table-cell table:style-name="ce2033" office:value-type="string" calcext:value-type="string">
            <text:p>pyarroni</text:p>
          </table:table-cell>
          <table:table-cell table:style-name="Default"/>
          <table:table-cell table:style-name="ce2033" office:value-type="string" calcext:value-type="string">
            <text:p>Gyáva</text:p>
          </table:table-cell>
          <table:table-cell/>
          <table:table-cell table:style-name="ce20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7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33" office:value-type="string" calcext:value-type="string">
            <text:p>shadoni</text:p>
          </table:table-cell>
          <table:table-cell table:style-name="Default"/>
          <table:table-cell table:style-name="ce2033" office:value-type="string" calcext:value-type="string">
            <text:p>Gyűjtögető</text:p>
          </table:table-cell>
          <table:table-cell/>
          <table:table-cell table:style-name="ce20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73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33" office:value-type="string" calcext:value-type="string">
            <text:p>gorviki</text:p>
          </table:table-cell>
          <table:table-cell table:style-name="ce2057"/>
          <table:table-cell table:style-name="ce2033" office:value-type="string" calcext:value-type="string">
            <text:p>Hallgatag</text:p>
          </table:table-cell>
          <table:table-cell/>
          <table:table-cell table:style-name="ce20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73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33" office:value-type="string" calcext:value-type="string">
            <text:p>kráni</text:p>
          </table:table-cell>
          <table:table-cell/>
          <table:table-cell table:style-name="ce2033" office:value-type="string" calcext:value-type="string">
            <text:p>Hiszékeny</text:p>
          </table:table-cell>
          <table:table-cell/>
          <table:table-cell table:style-name="ce20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3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73" office:value-type="string" calcext:value-type="string">
            <text:p><text:span text:style-name="T36">🟩 </text:span>Befolyásolás, Emberismeret</text:p>
          </table:table-cell>
          <table:table-cell/>
          <table:table-cell table:style-name="ce2033" office:value-type="string" calcext:value-type="string">
            <text:p>ibarai</text:p>
          </table:table-cell>
          <table:table-cell table:style-name="ce2074"/>
          <table:table-cell table:style-name="ce2033" office:value-type="string" calcext:value-type="string">
            <text:p>Idealista</text:p>
          </table:table-cell>
          <table:table-cell/>
          <table:table-cell table:style-name="ce20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73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33" office:value-type="string" calcext:value-type="string">
            <text:p>törpe</text:p>
          </table:table-cell>
          <table:table-cell table:style-name="ce2074"/>
          <table:table-cell table:style-name="ce2033" office:value-type="string" calcext:value-type="string">
            <text:p>Kígyóiszonyos</text:p>
          </table:table-cell>
          <table:table-cell/>
          <table:table-cell table:style-name="ce20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73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33" office:value-type="string" calcext:value-type="string">
            <text:p>erv</text:p>
          </table:table-cell>
          <table:table-cell table:style-name="ce2074"/>
          <table:table-cell table:style-name="ce2033" office:value-type="string" calcext:value-type="string">
            <text:p>Megfontolt</text:p>
          </table:table-cell>
          <table:table-cell/>
          <table:table-cell table:style-name="ce20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73" office:value-type="string" calcext:value-type="string">
            <text:p><text:span text:style-name="T36">🟩 </text:span>Lexikum, Hadászat</text:p>
          </table:table-cell>
          <table:table-cell/>
          <table:table-cell table:style-name="ce2033" office:value-type="string" calcext:value-type="string">
            <text:p>elf</text:p>
          </table:table-cell>
          <table:table-cell table:style-name="ce2074"/>
          <table:table-cell table:style-name="ce2033" office:value-type="string" calcext:value-type="string">
            <text:p>Megbízhatatlan</text:p>
          </table:table-cell>
          <table:table-cell/>
          <table:table-cell table:style-name="ce2054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7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bízható</text:p>
          </table:table-cell>
          <table:table-cell/>
          <table:table-cell table:style-name="ce2025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73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Meggondolatlan</text:p>
          </table:table-cell>
          <table:table-cell/>
          <table:table-cell table:style-name="ce20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73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074"/>
          <table:table-cell table:style-name="ce2033" office:value-type="string" calcext:value-type="string">
            <text:p>Naív</text:p>
          </table:table-cell>
          <table:table-cell/>
          <table:table-cell table:style-name="ce20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7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agyképű</text:p>
          </table:table-cell>
          <table:table-cell/>
          <table:table-cell table:style-name="ce20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7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092"/>
          <table:table-cell table:style-name="ce2033" office:value-type="string" calcext:value-type="string">
            <text:p>Nárcisztikus</text:p>
          </table:table-cell>
          <table:table-cell/>
          <table:table-cell table:style-name="ce20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7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ókiszonyos</text:p>
          </table:table-cell>
          <table:table-cell/>
          <table:table-cell table:style-name="ce20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7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Precíz</text:p>
          </table:table-cell>
          <table:table-cell/>
          <table:table-cell table:style-name="ce20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7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Szerény</text:p>
          </table:table-cell>
          <table:table-cell/>
          <table:table-cell table:style-name="ce20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7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alpnyaló</text:p>
          </table:table-cell>
          <table:table-cell/>
          <table:table-cell table:style-name="ce2054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7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iszteletreméltó</text:p>
          </table:table-cell>
          <table:table-cell/>
          <table:table-cell table:style-name="ce20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7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eszetosza</text:p>
          </table:table-cell>
          <table:table-cell/>
          <table:table-cell table:style-name="ce20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33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7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ériszonyos</text:p>
          </table:table-cell>
          <table:table-cell/>
          <table:table-cell table:style-name="ce2025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8">
          <table:table-cell table:style-name="ce916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9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33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73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Tudálékos</text:p>
          </table:table-cell>
          <table:table-cell/>
          <table:table-cell table:style-name="ce20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6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041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7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203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1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16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73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093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0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0" office:value-type="string" calcext:value-type="string">
            <text:p>➖➖➖ Befolyástól védő ➖➖➖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73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acsony</text:p>
          </table:table-cell>
          <table:table-cell/>
          <table:table-cell table:style-name="ce20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73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Albínó</text:p>
          </table:table-cell>
          <table:table-cell/>
          <table:table-cell table:style-name="ce20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2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6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73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Divatos</text:p>
          </table:table-cell>
          <table:table-cell/>
          <table:table-cell table:style-name="ce2025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Jóképű</text:p>
          </table:table-cell>
          <table:table-cell/>
          <table:table-cell table:style-name="ce202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Kövér</text:p>
          </table:table-cell>
          <table:table-cell/>
          <table:table-cell table:style-name="ce202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73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agas</text:p>
          </table:table-cell>
          <table:table-cell/>
          <table:table-cell table:style-name="ce2025"/>
          <table:table-cell table:style-name="ce2091"/>
          <table:table-cell table:number-columns-repeated="3"/>
        </table:table-row>
        <table:table-row table:style-name="ro1">
          <table:table-cell table:style-name="ce2026" office:value-type="string" calcext:value-type="string">
            <text:p>Harci fortélyok</text:p>
          </table:table-cell>
          <table:table-cell table:style-name="ce750"/>
          <table:table-cell table:style-name="ce2050"/>
          <table:table-cell/>
          <table:table-cell table:style-name="ce916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73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34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50"/>
          <table:table-cell table:style-name="Default"/>
          <table:table-cell table:style-name="ce916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73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3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 table:style-name="Default"/>
          <table:table-cell table:style-name="ce2055" table:formula="of:=COUNTA([.E12:.E53])" office:value-type="float" office:value="42" calcext:value-type="float">
            <text:p>42</text:p>
          </table:table-cell>
          <table:table-cell table:style-name="ce2073"/>
          <table:table-cell table:style-name="Default" table:number-columns-repeated="3"/>
          <table:table-cell table:style-name="ce203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089"/>
          <table:table-cell table:style-name="Default" table:number-columns-repeated="3"/>
          <table:table-cell table:style-name="ce203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4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16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93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09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5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50" office:value-type="float" office:value="1" calcext:value-type="float">
            <text:p>1</text:p>
          </table:table-cell>
          <table:table-cell table:style-name="ce205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5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42" office:value-type="float" office:value="3" calcext:value-type="float">
            <text:p>3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41" office:value-type="float" office:value="2" calcext:value-type="float">
            <text:p>2</text:p>
          </table:table-cell>
          <table:table-cell table:style-name="ce204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4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100])-4" office:value-type="float" office:value="34" calcext:value-type="float">
            <text:p>34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2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2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1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42"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34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916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94" office:value-type="string" calcext:value-type="string">
            <text:p>Karakter pontok (KP) elosztása </text:p>
          </table:table-cell>
          <table:table-cell table:style-name="ce2094"/>
          <table:table-cell table:number-columns-repeated="16382"/>
        </table:table-row>
        <table:table-row table:style-name="ro23">
          <table:table-cell/>
          <table:table-cell table:style-name="ce209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095"/>
          <table:table-cell table:number-columns-repeated="16382"/>
        </table:table-row>
        <table:table-row table:style-name="ro29">
          <table:table-cell/>
          <table:table-cell table:style-name="ce2095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095"/>
          <table:table-cell table:number-columns-repeated="16382"/>
        </table:table-row>
        <table:table-row table:style-name="ro29">
          <table:table-cell/>
          <table:table-cell table:style-name="ce209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095"/>
          <table:table-cell table:number-columns-repeated="16382"/>
        </table:table-row>
        <table:table-row table:style-name="ro29">
          <table:table-cell/>
          <table:table-cell table:style-name="ce209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5"/>
          <table:table-cell table:number-columns-repeated="16382"/>
        </table:table-row>
        <table:table-row table:style-name="ro23">
          <table:table-cell table:style-name="ce209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09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09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9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09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4" table:default-cell-style-name="ce392"/>
        <table:table-row table:style-name="ro2">
          <table:table-cell table:style-name="ce2096" office:value-type="string" calcext:value-type="string">
            <text:p>V8.8.1</text:p>
          </table:table-cell>
        </table:table-row>
        <table:table-row table:style-name="ro2">
          <table:table-cell table:style-name="ce2097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097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097" office:value-type="string" calcext:value-type="string">
            <text:p>* Új: Elpusztíthatatlan fortély</text:p>
          </table:table-cell>
        </table:table-row>
        <table:table-row table:style-name="ro2">
          <table:table-cell table:style-name="ce2097" office:value-type="string" calcext:value-type="string">
            <text:p>* Új: Gladiátor bestiái fortély</text:p>
          </table:table-cell>
        </table:table-row>
        <table:table-row table:style-name="ro2">
          <table:table-cell table:style-name="ce2097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097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097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8.0</text:p>
          </table:table-cell>
        </table:table-row>
        <table:table-row table:style-name="ro2">
          <table:table-cell table:style-name="ce2097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097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097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2">
          <table:table-cell table:style-name="ce2097" office:value-type="string" calcext:value-type="string">
            <text:p>* Szilánk pontértéknek cella</text:p>
          </table:table-cell>
        </table:table-row>
        <table:table-row table:style-name="ro2">
          <table:table-cell table:style-name="ce2097" office:value-type="string" calcext:value-type="string">
            <text:p>* Felszerelés keret képlet 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9</text:p>
          </table:table-cell>
        </table:table-row>
        <table:table-row table:style-name="ro2">
          <table:table-cell table:style-name="ce2097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097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097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097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8</text:p>
          </table:table-cell>
        </table:table-row>
        <table:table-row table:style-name="ro2">
          <table:table-cell table:style-name="ce2097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097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097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7</text:p>
          </table:table-cell>
        </table:table-row>
        <table:table-row table:style-name="ro2">
          <table:table-cell table:style-name="ce2097" office:value-type="string" calcext:value-type="string">
            <text:p>* Új Szabad Fortély: Kihallgatás</text:p>
          </table:table-cell>
        </table:table-row>
        <table:table-row table:style-name="ro2">
          <table:table-cell table:style-name="ce2097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6</text:p>
          </table:table-cell>
        </table:table-row>
        <table:table-row table:style-name="ro2">
          <table:table-cell table:style-name="ce2097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097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097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097" office:value-type="string" calcext:value-type="string">
            <text:p>* Kínzás képzettség megszün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5</text:p>
          </table:table-cell>
        </table:table-row>
        <table:table-row table:style-name="ro2">
          <table:table-cell table:style-name="ce2097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097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097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096"/>
        </table:table-row>
        <table:table-row table:style-name="ro2">
          <table:table-cell table:style-name="ce2096" office:value-type="string" calcext:value-type="string">
            <text:p>V8.7.4</text:p>
          </table:table-cell>
        </table:table-row>
        <table:table-row table:style-name="ro2">
          <table:table-cell table:style-name="ce2097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097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097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097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98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3</text:p>
          </table:table-cell>
        </table:table-row>
        <table:table-row table:style-name="ro2">
          <table:table-cell table:style-name="ce2097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097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097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097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097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2</text:p>
          </table:table-cell>
        </table:table-row>
        <table:table-row table:style-name="ro2">
          <table:table-cell table:style-name="ce2097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097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1</text:p>
          </table:table-cell>
        </table:table-row>
        <table:table-row table:style-name="ro2">
          <table:table-cell table:style-name="ce2097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097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7.0</text:p>
          </table:table-cell>
        </table:table-row>
        <table:table-row table:style-name="ro2">
          <table:table-cell table:style-name="ce2097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097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097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097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097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9</text:p>
          </table:table-cell>
        </table:table-row>
        <table:table-row table:style-name="ro2">
          <table:table-cell table:style-name="ce2097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097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097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097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8</text:p>
          </table:table-cell>
        </table:table-row>
        <table:table-row table:style-name="ro2">
          <table:table-cell table:style-name="ce2097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097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097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097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097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097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7</text:p>
          </table:table-cell>
        </table:table-row>
        <table:table-row table:style-name="ro2">
          <table:table-cell table:style-name="ce2097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097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097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097" office:value-type="string" calcext:value-type="string">
            <text:p>* Tradíció lista frissítve</text:p>
          </table:table-cell>
        </table:table-row>
        <table:table-row table:style-name="ro2">
          <table:table-cell table:style-name="ce2097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6</text:p>
          </table:table-cell>
        </table:table-row>
        <table:table-row table:style-name="ro2">
          <table:table-cell table:style-name="ce2097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5</text:p>
          </table:table-cell>
        </table:table-row>
        <table:table-row table:style-name="ro2">
          <table:table-cell table:style-name="ce2097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097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097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097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4</text:p>
          </table:table-cell>
        </table:table-row>
        <table:table-row table:style-name="ro2">
          <table:table-cell table:style-name="ce2097" office:value-type="string" calcext:value-type="string">
            <text:p>* KP Alap megszűnt</text:p>
          </table:table-cell>
        </table:table-row>
        <table:table-row table:style-name="ro2">
          <table:table-cell table:style-name="ce2097" office:value-type="string" calcext:value-type="string">
            <text:p>* KP / Szint: 50 + Intelligencia</text:p>
          </table:table-cell>
        </table:table-row>
        <table:table-row table:style-name="ro2">
          <table:table-cell table:style-name="ce2097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097" office:value-type="string" calcext:value-type="string">
            <text:p>* Új Leíró Hátterek</text:p>
          </table:table-cell>
        </table:table-row>
        <table:table-row table:style-name="ro2">
          <table:table-cell table:style-name="ce2097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3</text:p>
          </table:table-cell>
        </table:table-row>
        <table:table-row table:style-name="ro2">
          <table:table-cell table:style-name="ce2097" office:value-type="string" calcext:value-type="string">
            <text:p>* Helyismeret db számláló</text:p>
          </table:table-cell>
        </table:table-row>
        <table:table-row table:style-name="ro2">
          <table:table-cell table:style-name="ce2097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097" office:value-type="string" calcext:value-type="string">
            <text:p>* Hadvezetés átnevezve: Hadászat</text:p>
          </table:table-cell>
        </table:table-row>
        <table:table-row table:style-name="ro2">
          <table:table-cell table:style-name="ce2097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097" office:value-type="string" calcext:value-type="string">
            <text:p>* Leíró Hátterek bekerültek</text:p>
          </table:table-cell>
        </table:table-row>
        <table:table-row table:style-name="ro2">
          <table:table-cell table:style-name="ce2097" office:value-type="string" calcext:value-type="string">
            <text:p>* Vadember fortély bekerül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2</text:p>
          </table:table-cell>
        </table:table-row>
        <table:table-row table:style-name="ro2">
          <table:table-cell table:style-name="ce2097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097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097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097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097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097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1</text:p>
          </table:table-cell>
        </table:table-row>
        <table:table-row table:style-name="ro2">
          <table:table-cell table:style-name="ce2097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097" office:value-type="string" calcext:value-type="string">
            <text:p>* képzettséglista szinkronizálás</text:p>
          </table:table-cell>
        </table:table-row>
        <table:table-row table:style-name="ro2">
          <table:table-cell table:style-name="ce2097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097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097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097" office:value-type="string" calcext:value-type="string">
            <text:p>* rengeteg apró javít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6.0</text:p>
          </table:table-cell>
        </table:table-row>
        <table:table-row table:style-name="ro2">
          <table:table-cell table:style-name="ce2097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097" office:value-type="string" calcext:value-type="string">
            <text:p>* Data fül teljes átrendez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1</text:p>
          </table:table-cell>
        </table:table-row>
        <table:table-row table:style-name="ro2">
          <table:table-cell table:style-name="ce2097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097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097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097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5.0 – 1K</text:p>
          </table:table-cell>
        </table:table-row>
        <table:table-row table:style-name="ro2">
          <table:table-cell table:style-name="ce2097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097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097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097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097" office:value-type="string" calcext:value-type="string">
            <text:p>* SFÉ számítása automatikus</text:p>
          </table:table-cell>
        </table:table-row>
        <table:table-row table:style-name="ro2">
          <table:table-cell table:style-name="ce2097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097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097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097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097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097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2</text:p>
          </table:table-cell>
        </table:table-row>
        <table:table-row table:style-name="ro2">
          <table:table-cell table:style-name="ce2097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097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097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1</text:p>
          </table:table-cell>
        </table:table-row>
        <table:table-row table:style-name="ro2">
          <table:table-cell table:style-name="ce2097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097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097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097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097" office:value-type="string" calcext:value-type="string">
            <text:p>* Hamisítás képzettség bekötve</text:p>
          </table:table-cell>
        </table:table-row>
        <table:table-row table:style-name="ro2">
          <table:table-cell table:style-name="ce2097" office:value-type="string" calcext:value-type="string">
            <text:p>* Szakma lista</text:p>
          </table:table-cell>
        </table:table-row>
        <table:table-row table:style-name="ro2">
          <table:table-cell table:style-name="ce2097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3.0</text:p>
          </table:table-cell>
        </table:table-row>
        <table:table-row table:style-name="ro2">
          <table:table-cell table:style-name="ce2097" office:value-type="string" calcext:value-type="string">
            <text:p>* Történelemismeret: Átfogó</text:p>
          </table:table-cell>
        </table:table-row>
        <table:table-row table:style-name="ro2">
          <table:table-cell table:style-name="ce2097" office:value-type="string" calcext:value-type="string">
            <text:p>* Műveltség: Átlagos (új)</text:p>
          </table:table-cell>
        </table:table-row>
        <table:table-row table:style-name="ro2">
          <table:table-cell table:style-name="ce2097" office:value-type="string" calcext:value-type="string">
            <text:p>* Irodalom-ismeret megszűnt</text:p>
          </table:table-cell>
        </table:table-row>
        <table:table-row table:style-name="ro2">
          <table:table-cell table:style-name="ce2097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097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097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097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097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097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097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6</text:p>
          </table:table-cell>
        </table:table-row>
        <table:table-row table:style-name="ro2">
          <table:table-cell table:style-name="ce2097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097" office:value-type="string" calcext:value-type="string">
            <text:p>* Helyismeret Bónusz háttér lett</text:p>
          </table:table-cell>
        </table:table-row>
        <table:table-row table:style-name="ro2">
          <table:table-cell table:style-name="ce2097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097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097" office:value-type="string" calcext:value-type="string">
            <text:p>* Pszí-iskola képzettség Átfogó</text:p>
          </table:table-cell>
        </table:table-row>
        <table:table-row table:style-name="ro2">
          <table:table-cell table:style-name="ce2097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097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097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097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097"/>
        </table:table-row>
        <table:table-row table:style-name="ro16">
          <table:table-cell table:style-name="ce2096" office:value-type="string" calcext:value-type="string">
            <text:p>V8.2.4</text:p>
          </table:table-cell>
        </table:table-row>
        <table:table-row table:style-name="ro16">
          <table:table-cell table:style-name="ce2097" office:value-type="string" calcext:value-type="string">
            <text:p>* Fülek átnevezése, színezése</text:p>
          </table:table-cell>
        </table:table-row>
        <table:table-row table:style-name="ro16">
          <table:table-cell table:style-name="ce2097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097"/>
        </table:table-row>
        <table:table-row table:style-name="ro16">
          <table:table-cell table:style-name="ce2096" office:value-type="string" calcext:value-type="string">
            <text:p>V8.2.3</text:p>
          </table:table-cell>
        </table:table-row>
        <table:table-row table:style-name="ro16">
          <table:table-cell table:style-name="ce2097" office:value-type="string" calcext:value-type="string">
            <text:p>* Szekunder fortélyok legördülő listából választhatóak</text:p>
          </table:table-cell>
        </table:table-row>
        <table:table-row table:style-name="ro16">
          <table:table-cell table:style-name="ce2097" office:value-type="string" calcext:value-type="string">
            <text:p>* Új fül: Fortélyok</text:p>
          </table:table-cell>
        </table:table-row>
        <table:table-row table:style-name="ro2">
          <table:table-cell table:style-name="ce2096"/>
        </table:table-row>
        <table:table-row table:style-name="ro16">
          <table:table-cell table:style-name="ce2096" office:value-type="string" calcext:value-type="string">
            <text:p>V8.2.2</text:p>
          </table:table-cell>
        </table:table-row>
        <table:table-row table:style-name="ro16">
          <table:table-cell table:style-name="ce2097" office:value-type="string" calcext:value-type="string">
            <text:p>* Új betűtípus: Avenir</text:p>
          </table:table-cell>
        </table:table-row>
        <table:table-row table:style-name="ro2">
          <table:table-cell table:style-name="ce2097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097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097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2.0</text:p>
          </table:table-cell>
        </table:table-row>
        <table:table-row table:style-name="ro2">
          <table:table-cell table:style-name="ce2097" office:value-type="string" calcext:value-type="string">
            <text:p>* Vértviselet bekerült a fix fortélyok közé</text:p>
          </table:table-cell>
        </table:table-row>
        <table:table-row table:style-name="ro16">
          <table:table-cell table:style-name="ce2097" office:value-type="string" calcext:value-type="string">
            <text:p>* Erőbónusz ismét beszámolva a fegyverek értékeibe</text:p>
          </table:table-cell>
        </table:table-row>
        <table:table-row table:style-name="ro16">
          <table:table-cell table:style-name="ce2097" office:value-type="string" calcext:value-type="string">
            <text:p>* ÉP táblázat: automatikus kiszürkítés ÉP számától függően</text:p>
          </table:table-cell>
        </table:table-row>
        <table:table-row table:style-name="ro16">
          <table:table-cell table:style-name="ce2097" office:value-type="string" calcext:value-type="string">
            <text:p>* Kétkezes harc táblázat</text:p>
          </table:table-cell>
        </table:table-row>
        <table:table-row table:style-name="ro16">
          <table:table-cell table:style-name="ce2097" office:value-type="string" calcext:value-type="string">
            <text:p>* Páncélok, vértek táblázat</text:p>
          </table:table-cell>
        </table:table-row>
        <table:table-row table:style-name="ro2">
          <table:table-cell table:style-name="ce2097"/>
        </table:table-row>
        <table:table-row table:style-name="ro16">
          <table:table-cell table:style-name="ce2096" office:value-type="string" calcext:value-type="string">
            <text:p>V8.1.1</text:p>
          </table:table-cell>
        </table:table-row>
        <table:table-row table:style-name="ro16">
          <table:table-cell table:style-name="ce2097" office:value-type="string" calcext:value-type="string">
            <text:p>* Max szint: 21</text:p>
          </table:table-cell>
        </table:table-row>
        <table:table-row table:style-name="ro16">
          <table:table-cell table:style-name="ce2097" office:value-type="string" calcext:value-type="string">
            <text:p>* KP Alap: 150</text:p>
          </table:table-cell>
        </table:table-row>
        <table:table-row table:style-name="ro16">
          <table:table-cell table:style-name="ce2097" office:value-type="string" calcext:value-type="string">
            <text:p>* KP/Szint: 100 + (2x Intelligencia)</text:p>
          </table:table-cell>
        </table:table-row>
        <table:table-row table:style-name="ro16">
          <table:table-cell table:style-name="ce2097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1.0</text:p>
          </table:table-cell>
        </table:table-row>
        <table:table-row table:style-name="ro2">
          <table:table-cell table:style-name="ce2097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097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097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097" office:value-type="string" calcext:value-type="string">
            <text:p>* Hátterek átkerült a „Tartalék” lapra</text:p>
          </table:table-cell>
        </table:table-row>
        <table:table-row table:style-name="ro16">
          <table:table-cell table:style-name="ce2097" office:value-type="string" calcext:value-type="string">
            <text:p>* Fegyverek táblázatban a fegyver kommenteket is beszúrja</text:p>
          </table:table-cell>
        </table:table-row>
        <table:table-row table:style-name="ro16">
          <table:table-cell table:style-name="ce2097" office:value-type="string" calcext:value-type="string">
            <text:p>* Távolsági fegyvereknél: hatótáv; + fegyver komment</text:p>
          </table:table-cell>
        </table:table-row>
        <table:table-row table:style-name="ro16">
          <table:table-cell table:style-name="ce2097" office:value-type="string" calcext:value-type="string">
            <text:p>* Elsődleges nyelv és másodlagos nyelv (Pyarroni és második helyett).</text:p>
          </table:table-cell>
        </table:table-row>
        <table:table-row table:style-name="ro16">
          <table:table-cell table:style-name="ce2097" office:value-type="string" calcext:value-type="string">
            <text:p>* Az 1.nyelvre: +6 bónusz; 2.nyelvre: +3 bónusz.</text:p>
          </table:table-cell>
        </table:table-row>
        <table:table-row table:style-name="ro16">
          <table:table-cell table:style-name="ce2097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6">
          <table:table-cell table:style-name="ce2097" office:value-type="string" calcext:value-type="string">
            <text:p>* Plusz egy sor az Életerő táblázatba</text:p>
          </table:table-cell>
        </table:table-row>
        <table:table-row table:style-name="ro16">
          <table:table-cell table:style-name="ce2097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0.5</text:p>
          </table:table-cell>
        </table:table-row>
        <table:table-row table:style-name="ro2">
          <table:table-cell table:style-name="ce2097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097" office:value-type="string" calcext:value-type="string">
            <text:p>* KP maradt warning formázás</text:p>
          </table:table-cell>
        </table:table-row>
        <table:table-row table:style-name="ro2">
          <table:table-cell table:style-name="ce2097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097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097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097" office:value-type="string" calcext:value-type="string">
            <text:p>* Fix: Primer túllépés formázás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0.1</text:p>
          </table:table-cell>
        </table:table-row>
        <table:table-row table:style-name="ro2">
          <table:table-cell table:style-name="ce2097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097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8.0.0</text:p>
          </table:table-cell>
        </table:table-row>
        <table:table-row table:style-name="ro2">
          <table:table-cell table:style-name="ce2097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097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097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097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097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7.9.3</text:p>
          </table:table-cell>
        </table:table-row>
        <table:table-row table:style-name="ro2">
          <table:table-cell table:style-name="ce2097" office:value-type="string" calcext:value-type="string">
            <text:p>* Új érték: Aura (3.fül)</text:p>
          </table:table-cell>
        </table:table-row>
        <table:table-row table:style-name="ro2">
          <table:table-cell table:style-name="ce2097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097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097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7.9.2</text:p>
          </table:table-cell>
        </table:table-row>
        <table:table-row table:style-name="ro16">
          <table:table-cell table:style-name="ce2097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097"/>
        </table:table-row>
        <table:table-row table:style-name="ro16">
          <table:table-cell table:style-name="ce2096" office:value-type="string" calcext:value-type="string">
            <text:p>V7.9.1</text:p>
          </table:table-cell>
        </table:table-row>
        <table:table-row table:style-name="ro16">
          <table:table-cell table:style-name="ce2097" office:value-type="string" calcext:value-type="string">
            <text:p>* Új Primer képzettségek: Akrobatika, Lopakodás/rejtőzés, Aurafejlesztés</text:p>
          </table:table-cell>
        </table:table-row>
        <table:table-row table:style-name="ro16">
          <table:table-cell table:style-name="ce2097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097"/>
        </table:table-row>
        <table:table-row table:style-name="ro2">
          <table:table-cell table:style-name="ce2096" office:value-type="string" calcext:value-type="string">
            <text:p>V7.9</text:p>
          </table:table-cell>
        </table:table-row>
        <table:table-row table:style-name="ro2">
          <table:table-cell table:style-name="ce209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09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8</text:p>
          </table:table-cell>
        </table:table-row>
        <table:table-row table:style-name="ro2">
          <table:table-cell table:style-name="ce209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09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09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7.1</text:p>
          </table:table-cell>
        </table:table-row>
        <table:table-row table:style-name="ro2">
          <table:table-cell table:style-name="ce212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7</text:p>
          </table:table-cell>
        </table:table-row>
        <table:table-row table:style-name="ro2">
          <table:table-cell table:style-name="ce209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09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09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09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6.1</text:p>
          </table:table-cell>
        </table:table-row>
        <table:table-row table:style-name="ro2">
          <table:table-cell table:style-name="ce212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6</text:p>
          </table:table-cell>
        </table:table-row>
        <table:table-row table:style-name="ro2">
          <table:table-cell table:style-name="ce209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5</text:p>
          </table:table-cell>
        </table:table-row>
        <table:table-row table:style-name="ro2">
          <table:table-cell table:style-name="ce212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4</text:p>
          </table:table-cell>
        </table:table-row>
        <table:table-row table:style-name="ro2">
          <table:table-cell table:style-name="ce212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00" office:value-type="string" calcext:value-type="string">
            <text:p>V7.3</text:p>
          </table:table-cell>
        </table:table-row>
        <table:table-row table:style-name="ro2">
          <table:table-cell table:style-name="ce209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09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2</text:p>
          </table:table-cell>
        </table:table-row>
        <table:table-row table:style-name="ro2">
          <table:table-cell table:style-name="ce209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7.1</text:p>
          </table:table-cell>
        </table:table-row>
        <table:table-row table:style-name="ro2">
          <table:table-cell table:style-name="ce2099" office:value-type="string" calcext:value-type="string">
            <text:p>* Buzogány harcértéke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7.0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09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9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8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099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099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099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7</text:p>
          </table:table-cell>
        </table:table-row>
        <table:table-row table:style-name="ro2">
          <table:table-cell table:style-name="ce209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09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09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09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09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6</text:p>
          </table:table-cell>
        </table:table-row>
        <table:table-row table:style-name="ro2">
          <table:table-cell table:style-name="ce2099" office:value-type="string" calcext:value-type="string">
            <text:p>* Akrobatika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5</text:p>
          </table:table-cell>
        </table:table-row>
        <table:table-row table:style-name="ro2">
          <table:table-cell table:style-name="ce209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09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09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4</text:p>
          </table:table-cell>
        </table:table-row>
        <table:table-row table:style-name="ro2">
          <table:table-cell table:style-name="ce210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09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09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09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09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09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09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3</text:p>
          </table:table-cell>
        </table:table-row>
        <table:table-row table:style-name="ro2">
          <table:table-cell table:style-name="ce209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09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09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09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09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09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09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2</text:p>
          </table:table-cell>
        </table:table-row>
        <table:table-row table:style-name="ro2">
          <table:table-cell table:style-name="ce209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09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099" office:value-type="string" calcext:value-type="string">
            <text:p>* Licenc szöveg módosult kicsit</text:p>
          </table:table-cell>
        </table:table-row>
        <table:table-row table:style-name="ro2">
          <table:table-cell table:style-name="ce209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09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09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09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09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099" office:value-type="string" calcext:value-type="string">
            <text:p>* Mágia tradíciókhoz infobox</text:p>
          </table:table-cell>
        </table:table-row>
        <table:table-row table:style-name="ro2">
          <table:table-cell table:style-name="ce209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09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09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6.1</text:p>
          </table:table-cell>
        </table:table-row>
        <table:table-row table:style-name="ro2">
          <table:table-cell table:style-name="ce209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6.0</text:p>
          </table:table-cell>
        </table:table-row>
        <table:table-row table:style-name="ro2">
          <table:table-cell table:style-name="ce209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09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09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9</text:p>
          </table:table-cell>
        </table:table-row>
        <table:table-row table:style-name="ro2">
          <table:table-cell table:style-name="ce2099" office:value-type="string" calcext:value-type="string">
            <text:p>* Kis javítások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8</text:p>
          </table:table-cell>
        </table:table-row>
        <table:table-row table:style-name="ro2">
          <table:table-cell table:style-name="ce2099" office:value-type="string" calcext:value-type="string">
            <text:p>* CC licenc bekerült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7</text:p>
          </table:table-cell>
        </table:table-row>
        <table:table-row table:style-name="ro2">
          <table:table-cell table:style-name="ce209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09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09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09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09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6</text:p>
          </table:table-cell>
        </table:table-row>
        <table:table-row table:style-name="ro2">
          <table:table-cell table:style-name="ce209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09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5</text:p>
          </table:table-cell>
        </table:table-row>
        <table:table-row table:style-name="ro2">
          <table:table-cell table:style-name="ce212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09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09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099"/>
        </table:table-row>
        <table:table-row table:style-name="ro2">
          <table:table-cell table:style-name="ce2100" office:value-type="string" calcext:value-type="string">
            <text:p>V5.4</text:p>
          </table:table-cell>
        </table:table-row>
        <table:table-row table:style-name="ro2">
          <table:table-cell table:style-name="ce209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099" office:value-type="string" calcext:value-type="string">
            <text:p>* 1HM=5KP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3</text:p>
          </table:table-cell>
        </table:table-row>
        <table:table-row table:style-name="ro2">
          <table:table-cell table:style-name="ce2124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2</text:p>
          </table:table-cell>
        </table:table-row>
        <table:table-row table:style-name="ro2">
          <table:table-cell table:style-name="ce209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09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09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09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09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09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1</text:p>
          </table:table-cell>
        </table:table-row>
        <table:table-row table:style-name="ro2">
          <table:table-cell table:style-name="ce2124" office:value-type="string" calcext:value-type="string">
            <text:p>* Könnyű KP oszlop javítása</text:p>
          </table:table-cell>
        </table:table-row>
        <table:table-row table:style-name="ro2">
          <table:table-cell table:style-name="ce212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5.0</text:p>
          </table:table-cell>
        </table:table-row>
        <table:table-row table:style-name="ro2">
          <table:table-cell table:style-name="ce2124" office:value-type="string" calcext:value-type="string">
            <text:p>*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9</text:p>
          </table:table-cell>
        </table:table-row>
        <table:table-row table:style-name="ro32">
          <table:table-cell table:style-name="ce212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4" office:value-type="string" calcext:value-type="string">
            <text:p>* CHM egyszerűbb neve: CM</text:p>
          </table:table-cell>
        </table:table-row>
        <table:table-row table:style-name="ro2">
          <table:table-cell table:style-name="ce212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8</text:p>
          </table:table-cell>
        </table:table-row>
        <table:table-row table:style-name="ro2">
          <table:table-cell table:style-name="ce212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7</text:p>
          </table:table-cell>
        </table:table-row>
        <table:table-row table:style-name="ro2">
          <table:table-cell table:style-name="ce2124" office:value-type="string" calcext:value-type="string">
            <text:p>* Mana korlát eltörlése</text:p>
          </table:table-cell>
        </table:table-row>
        <table:table-row table:style-name="ro2">
          <table:table-cell table:style-name="ce2124" office:value-type="string" calcext:value-type="string">
            <text:p>* Mágia tradíciók: 50KP</text:p>
          </table:table-cell>
        </table:table-row>
        <table:table-row table:style-name="ro2">
          <table:table-cell table:style-name="ce2124" office:value-type="string" calcext:value-type="string">
            <text:p>* KÉ-be ismét beszámít a TSZ</text:p>
          </table:table-cell>
        </table:table-row>
        <table:table-row table:style-name="ro2">
          <table:table-cell table:style-name="ce212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4" office:value-type="string" calcext:value-type="string">
            <text:p>* KP/szint: 80KP (eddig 70 volt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6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5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4</text:p>
          </table:table-cell>
        </table:table-row>
        <table:table-row table:style-name="ro2">
          <table:table-cell table:style-name="ce212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3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4.2</text:p>
          </table:table-cell>
        </table:table-row>
        <table:table-row table:style-name="ro2">
          <table:table-cell table:style-name="ce212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1</text:p>
          </table:table-cell>
        </table:table-row>
        <table:table-row table:style-name="ro2">
          <table:table-cell table:style-name="ce212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4.0</text:p>
          </table:table-cell>
        </table:table-row>
        <table:table-row table:style-name="ro2">
          <table:table-cell table:style-name="ce212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4" office:value-type="string" calcext:value-type="string">
            <text:p>* Belharc harcmodor törölve</text:p>
          </table:table-cell>
        </table:table-row>
        <table:table-row table:style-name="ro2">
          <table:table-cell table:style-name="ce2124" office:value-type="string" calcext:value-type="string">
            <text:p>* Fortély cellák átalakítás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9</text:p>
          </table:table-cell>
        </table:table-row>
        <table:table-row table:style-name="ro2">
          <table:table-cell table:style-name="ce2124" office:value-type="string" calcext:value-type="string">
            <text:p>* KP/Szint = 70 + Intelligencia</text:p>
          </table:table-cell>
        </table:table-row>
        <table:table-row table:style-name="ro2">
          <table:table-cell table:style-name="ce212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8</text:p>
          </table:table-cell>
        </table:table-row>
        <table:table-row table:style-name="ro2">
          <table:table-cell table:style-name="ce212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7</text:p>
          </table:table-cell>
        </table:table-row>
        <table:table-row table:style-name="ro2">
          <table:table-cell table:style-name="ce2124" office:value-type="string" calcext:value-type="string">
            <text:p>* Max egyfajta HM hiba jav</text:p>
          </table:table-cell>
        </table:table-row>
        <table:table-row table:style-name="ro2">
          <table:table-cell table:style-name="ce2124"/>
        </table:table-row>
        <table:table-row table:style-name="ro2">
          <table:table-cell table:style-name="ce2100" office:value-type="string" calcext:value-type="string">
            <text:p>V3.6</text:p>
          </table:table-cell>
        </table:table-row>
        <table:table-row table:style-name="ro2">
          <table:table-cell table:style-name="ce212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0"/>
        </table:table-row>
        <table:table-row table:style-name="ro2">
          <table:table-cell table:style-name="ce2100" office:value-type="string" calcext:value-type="string">
            <text:p>V3.5</text:p>
          </table:table-cell>
        </table:table-row>
        <table:table-row table:style-name="ro2">
          <table:table-cell table:style-name="ce2129" office:value-type="string" calcext:value-type="string">
            <text:p>* 1ψP = 2KP</text:p>
          </table:table-cell>
        </table:table-row>
        <table:table-row table:style-name="ro2">
          <table:table-cell table:style-name="ce2129" office:value-type="string" calcext:value-type="string">
            <text:p>* 1 MP = 3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4</text:p>
          </table:table-cell>
        </table:table-row>
        <table:table-row table:style-name="ro2">
          <table:table-cell table:style-name="ce2124" office:value-type="string" calcext:value-type="string">
            <text:p>* Apró javítások</text:p>
          </table:table-cell>
        </table:table-row>
        <table:table-row table:style-name="ro2">
          <table:table-cell table:style-name="ce212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3</text:p>
          </table:table-cell>
        </table:table-row>
        <table:table-row table:style-name="ro2">
          <table:table-cell table:style-name="ce2129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9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9" office:value-type="string" calcext:value-type="string">
            <text:p>* 1 CHM = 4KP</text:p>
          </table:table-cell>
        </table:table-row>
        <table:table-row table:style-name="ro2">
          <table:table-cell table:style-name="ce2129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9" office:value-type="string" calcext:value-type="string">
            <text:p>* 5HM-&gt;3HM másra</text:p>
          </table:table-cell>
        </table:table-row>
        <table:table-row table:style-name="ro2">
          <table:table-cell table:style-name="ce2129" office:value-type="string" calcext:value-type="string">
            <text:p>* 4HM-&gt;2HM másra</text:p>
          </table:table-cell>
        </table:table-row>
        <table:table-row table:style-name="ro2">
          <table:table-cell table:style-name="ce2129" office:value-type="string" calcext:value-type="string">
            <text:p>* 3HM-&gt;1HM másr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3.1</text:p>
          </table:table-cell>
        </table:table-row>
        <table:table-row table:style-name="ro2">
          <table:table-cell table:style-name="ce2129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8, V2.9</text:p>
          </table:table-cell>
        </table:table-row>
        <table:table-row table:style-name="ro2">
          <table:table-cell table:style-name="ce2129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7</text:p>
          </table:table-cell>
        </table:table-row>
        <table:table-row table:style-name="ro2">
          <table:table-cell table:style-name="ce2129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9" office:value-type="string" calcext:value-type="string">
            <text:p>* Életerő táblázat bekerült</text:p>
          </table:table-cell>
        </table:table-row>
        <table:table-row table:style-name="ro2">
          <table:table-cell table:style-name="ce2129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9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9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00" office:value-type="string" calcext:value-type="string">
            <text:p>V2.6</text:p>
          </table:table-cell>
        </table:table-row>
        <table:table-row table:style-name="ro2">
          <table:table-cell table:style-name="ce212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9" office:value-type="string" calcext:value-type="string">
            <text:p>sehol a nyomtatási képből</text:p>
          </table:table-cell>
        </table:table-row>
        <table:table-row table:style-name="ro2">
          <table:table-cell table:style-name="ce2100" office:value-type="string" calcext:value-type="string">
            <text:p>v2.5</text:p>
          </table:table-cell>
        </table:table-row>
        <table:table-row table:style-name="ro2">
          <table:table-cell table:style-name="ce212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0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9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25"/>
        <table:table-column table:style-name="co86" table:default-cell-style-name="ce1610"/>
        <table:table-column table:style-name="co87" table:default-cell-style-name="ce2025"/>
        <table:table-column table:style-name="co88" table:default-cell-style-name="ce2025"/>
        <table:table-column table:style-name="co87" table:default-cell-style-name="ce2025"/>
        <table:table-column table:style-name="co89" table:default-cell-style-name="ce2025"/>
        <table:table-column table:style-name="co90" table:default-cell-style-name="ce2025"/>
        <table:table-column table:style-name="co91" table:default-cell-style-name="ce2025"/>
        <table:table-column table:style-name="co92" table:default-cell-style-name="ce2025"/>
        <table:table-column table:style-name="co93" table:default-cell-style-name="ce2025"/>
        <table:table-column table:style-name="co94" table:default-cell-style-name="ce2025"/>
        <table:table-column table:style-name="co81" table:default-cell-style-name="ce2025"/>
        <table:table-column table:style-name="co95" table:default-cell-style-name="ce2025"/>
        <table:table-column table:style-name="co96" table:default-cell-style-name="ce2025"/>
        <table:table-column table:style-name="co97" table:default-cell-style-name="ce2025"/>
        <table:table-column table:style-name="co98" table:default-cell-style-name="ce202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50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57"/>
          <table:covered-table-cell table:style-name="ce1967"/>
          <table:covered-table-cell table:number-columns-repeated="6" table:style-name="ce1957"/>
          <table:covered-table-cell table:number-columns-repeated="3" table:style-name="ce2000"/>
          <table:covered-table-cell table:style-name="ce195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57"/>
          <table:table-cell table:style-name="ce1967"/>
          <table:table-cell table:style-name="ce1957" table:number-columns-repeated="6"/>
          <table:table-cell table:style-name="ce2000" table:number-columns-repeated="3"/>
          <table:table-cell table:style-name="ce1957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85" office:value-type="string" calcext:value-type="string">
            <text:p>Szint</text:p>
          </table:table-cell>
          <table:table-cell table:style-name="ce1985" office:value-type="string" calcext:value-type="string" table:number-columns-spanned="2" table:number-rows-spanned="1">
            <text:p>KP</text:p>
          </table:table-cell>
          <table:covered-table-cell table:style-name="ce198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3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2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3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3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54" office:value-type="string" calcext:value-type="string">
            <text:p>Fok</text:p>
          </table:table-cell>
          <table:table-cell table:style-name="ce1954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3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55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3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3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3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3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3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3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54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3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3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3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3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33" table:number-columns-repeated="3"/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33"/>
          <table:table-cell table:style-name="ce208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54" table:content-validation-name="val203" office:value-type="string" calcext:value-type="string">
            <text:p>Fok</text:p>
          </table:table-cell>
          <table:table-cell table:style-name="ce1954" table:content-validation-name="val203" office:value-type="string" calcext:value-type="string">
            <text:p>Bónusz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04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4" table:content-validation-name="val5"/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54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4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4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7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7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8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36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8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36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8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8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33" table:content-validation-name="val5"/>
          <table:table-cell table:style-name="ce1954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3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55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55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8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55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8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55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36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8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9" table:content-validation-name="val5"/>
          <table:table-cell table:style-name="ce1893" table:content-validation-name="val5" table:number-columns-repeated="2"/>
          <table:table-cell table:style-name="ce2036" table:content-validation-name="val5"/>
          <table:table-cell table:style-name="ce1978" table:content-validation-name="val5"/>
          <table:table-cell table:style-name="ce2036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33" table:content-validation-name="val5"/>
          <table:covered-table-cell table:style-name="ce604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56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56" table:content-validation-name="val5"/>
          <table:table-cell table:style-name="ce1956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56" table:content-validation-name="val5" office:value-type="string" calcext:value-type="string">
            <text:p>Szúró</text:p>
          </table:table-cell>
          <table:table-cell table:style-name="ce1956" table:content-validation-name="val5" office:value-type="string" calcext:value-type="string">
            <text:p>Vágó</text:p>
          </table:table-cell>
          <table:table-cell table:style-name="ce1956" table:content-validation-name="val5" office:value-type="string" calcext:value-type="string">
            <text:p>Zúzó</text:p>
          </table:table-cell>
          <table:table-cell table:style-name="ce1956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56" table:content-validation-name="val5" office:value-type="string" calcext:value-type="string">
            <text:p>SFÉ</text:p>
          </table:table-cell>
          <table:table-cell table:style-name="ce1956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56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8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209" table:number-columns-repeated="2"/>
          <table:table-cell table:style-name="Default"/>
          <table:table-cell table:style-name="ce209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5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78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3" table:number-columns-repeated="2"/>
          <table:table-cell table:style-name="ce2036"/>
          <table:table-cell table:style-name="ce1978"/>
          <table:table-cell table:style-name="ce203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3" table:number-columns-repeated="2"/>
          <table:table-cell table:style-name="ce2036"/>
          <table:table-cell table:style-name="ce1978"/>
          <table:table-cell table:style-name="ce203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59"/>
          <table:table-cell table:style-name="ce1893" table:number-columns-repeated="2"/>
          <table:table-cell table:style-name="ce2036"/>
          <table:table-cell table:style-name="ce1978"/>
          <table:table-cell table:style-name="ce2036" table:number-columns-repeated="6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style-name="ce1859"/>
          <table:table-cell table:style-name="ce1893" table:number-columns-repeated="2"/>
          <table:table-cell table:style-name="ce2036"/>
          <table:table-cell table:number-columns-repeated="4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36" table:number-columns-repeated="3"/>
          <table:table-cell table:style-name="ce1739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36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28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100"/>
        <table:named-range table:name="fortelyok_harci_full" table:base-cell-address="$Fortélylista.$A$69" table:cell-range-address="$Fortélylista.$A$62:.$B$100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5:.$A$122"/>
        <table:named-range table:name="fortelyok_misztikus_full" table:base-cell-address="$Fortélylista.$D$73" table:cell-range-address="$Fortélylista.$A$105:.$B$12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3">00/00/0000</text:date>, <text:time style:data-style-name="N2" text:time-value="17:42:25.45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ate>2025-01-23T17:54:06.667000000</dc:date>
    <meta:editing-cycles>918</meta:editing-cycles>
    <meta:editing-duration>P8DT15H41M54S</meta:editing-duration>
    <meta:document-statistic meta:table-count="11" meta:cell-count="378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